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Consolas1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75cm" fo:min-width="24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8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25cm" fo:min-width="0.5cm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objectwithoutfill">
      <style:graphic-properties svg:stroke-color="#bf0041" draw:marker-end="Arrowheads_20_3" draw:marker-end-width="0.3cm" draw:fill="none" draw:textarea-vertical-align="middle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17" style:family="graphic" style:parent-style-name="standard">
      <style:graphic-properties svg:stroke-color="#b4c7dc" draw:fill-color="#b4c7dc" draw:textarea-horizontal-align="justify" draw:textarea-vertical-align="middle" draw:auto-grow-height="false" fo:min-height="0.25cm" fo:min-width="0.8cm"/>
    </style:style>
    <style:style style:name="gr18" style:family="graphic" style:parent-style-name="objectwithoutfill">
      <style:graphic-properties svg:stroke-color="#b4c7dc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b7b3ca" draw:marker-end="Arrowheads_20_7" draw:marker-end-width="0.3cm" draw:fill="none" draw:textarea-vertical-align="middle"/>
    </style:style>
    <style:style style:name="gr20" style:family="graphic" style:parent-style-name="objectwithoutfill">
      <style:graphic-properties svg:stroke-color="#b4c7dc" draw:marker-end="Arrowheads_20_8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  <style:paragraph-properties style:writing-mode="lr-tb"/>
    </style:style>
    <style:style style:name="gr24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objectwithoutfill">
      <style:graphic-properties draw:marker-end="Arrowheads_20_13" draw:marker-end-width="0.3cm" draw:fill="none" draw:textarea-vertical-align="middle"/>
    </style:style>
    <style:style style:name="gr27" style:family="graphic" style:parent-style-name="objectwithoutfill">
      <style:graphic-properties draw:marker-end="Arrowheads_20_14" draw:marker-end-width="0.3cm" draw:fill="none" draw:textarea-vertical-align="middle"/>
    </style:style>
    <style:style style:name="gr28" style:family="graphic" style:parent-style-name="objectwithoutfill">
      <style:graphic-properties draw:marker-end="Arrowheads_20_16" draw:marker-end-width="0.3cm" draw:fill="none" draw:textarea-vertical-align="middle"/>
    </style:style>
    <style:style style:name="gr29" style:family="graphic" style:parent-style-name="objectwithoutfill">
      <style:graphic-properties draw:marker-end="Arrowheads_20_17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4" style:family="graphic" style:parent-style-name="objectwithoutfill">
      <style:graphic-properties draw:marker-end="Arrowheads_20_18" draw:marker-end-width="0.3cm" draw:fill="none" draw:textarea-vertical-align="middle"/>
    </style:style>
    <style:style style:name="gr35" style:family="graphic" style:parent-style-name="objectwithoutfill">
      <style:graphic-properties draw:marker-end="Arrowheads_20_19" draw:marker-end-width="0.3cm" draw:fill="none" draw:textarea-vertical-align="middle"/>
    </style:style>
    <style:style style:name="gr36" style:family="graphic" style:parent-style-name="objectwithoutfill">
      <style:graphic-properties svg:stroke-width="0.159cm" draw:marker-start-width="0.438cm" draw:marker-end="Arrowheads_20_19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9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fill-color="#dee6ef" draw:textarea-horizontal-align="justify" draw:textarea-vertical-align="middle" draw:auto-grow-height="false" fo:min-height="0.25cm" fo:min-width="0.7cm"/>
    </style:style>
    <style:style style:name="gr41" style:family="graphic" style:parent-style-name="standard">
      <style:graphic-properties draw:fill-color="#dee6ef" draw:textarea-horizontal-align="justify" draw:textarea-vertical-align="middle" draw:auto-grow-height="false" fo:min-height="0.75cm" fo:min-width="0.5cm"/>
    </style:style>
    <style:style style:name="gr42" style:family="graphic" style:parent-style-name="objectwithoutfill">
      <style:graphic-properties svg:stroke-width="0.035cm" draw:marker-start-width="0.252cm" draw:marker-end="Arrowheads_20_18" draw:marker-end-width="0.3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fill-color="#ffa6a6" draw:textarea-horizontal-align="justify" draw:textarea-vertical-align="middle" draw:auto-grow-height="false" fo:min-height="0.75cm" fo:min-width="0.5cm"/>
    </style:style>
    <style:style style:name="gr44" style:family="graphic" style:parent-style-name="standard">
      <style:graphic-properties draw:fill-color="#ec9ba4" draw:textarea-horizontal-align="justify" draw:textarea-vertical-align="middle" draw:auto-grow-height="false" fo:min-height="0.25cm" fo:min-width="2cm"/>
    </style:style>
    <style:style style:name="gr45" style:family="graphic" style:parent-style-name="objectwithoutfill">
      <style:graphic-properties draw:marker-end="Arrowheads_20_20" draw:marker-end-width="0.3cm" draw:fill="none" draw:textarea-vertical-align="middle"/>
    </style:style>
    <style:style style:name="gr46" style:family="graphic" style:parent-style-name="objectwithoutfill">
      <style:graphic-properties draw:marker-end="Arrowheads_20_21" draw:marker-end-width="0.3cm" draw:fill="none" draw:textarea-vertical-align="middle"/>
    </style:style>
    <style:style style:name="gr47" style:family="graphic" style:parent-style-name="objectwithoutfill">
      <style:graphic-properties draw:marker-end="Arrowheads_20_22" draw:marker-end-width="0.3cm" draw:fill="none" draw:textarea-vertical-align="middle"/>
    </style:style>
    <style:style style:name="gr48" style:family="graphic" style:parent-style-name="standard">
      <style:graphic-properties draw:fill-color="#ec9ba4" draw:textarea-horizontal-align="justify" draw:textarea-vertical-align="middle" draw:auto-grow-height="false" fo:min-height="0.75cm" fo:min-width="0.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75cm" fo:min-width="18.5cm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0.75cm" fo:min-width="20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.702cm"/>
    </style:style>
    <style:style style:name="gr53" style:family="graphic" style:parent-style-name="standard">
      <style:graphic-properties draw:fill-color="#eeeeee" draw:textarea-horizontal-align="justify" draw:textarea-vertical-align="middle" draw:auto-grow-height="false" fo:min-height="0.75cm" fo:min-width="24.5cm"/>
    </style:style>
    <style:style style:name="gr54" style:family="graphic" style:parent-style-name="standard">
      <style:graphic-properties draw:fill-color="#b2b2b2" draw:textarea-horizontal-align="justify" draw:textarea-vertical-align="middle" draw:auto-grow-height="false" fo:min-height="0.25cm" fo:min-width="3.5cm"/>
    </style:style>
    <style:style style:name="gr55" style:family="graphic" style:parent-style-name="standard">
      <style:graphic-properties draw:fill-color="#729fcf" draw:textarea-horizontal-align="justify" draw:textarea-vertical-align="middle" draw:auto-grow-height="false" fo:min-height="0.25cm" fo:min-width="3.5cm"/>
    </style:style>
    <style:style style:name="gr56" style:family="graphic" style:parent-style-name="standard">
      <style:graphic-properties draw:fill-color="#ffaa95" draw:textarea-horizontal-align="justify" draw:textarea-vertical-align="middle" draw:auto-grow-height="false" fo:min-height="0.25cm" fo:min-width="10.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8" style:family="graphic" style:parent-style-name="standard">
      <style:graphic-properties draw:stroke-linejoin="bevel" draw:fill-color="#b2b2b2" draw:textarea-horizontal-align="justify" draw:textarea-vertical-align="middle" draw:auto-grow-height="false" fo:min-height="2.528cm" fo:min-width="3.668cm" fo:wrap-option="no-wrap"/>
      <style:paragraph-properties style:writing-mode="lr-tb"/>
    </style:style>
    <style:style style:name="gr59" style:family="graphic" style:parent-style-name="standard">
      <style:graphic-properties draw:stroke-linejoin="bevel" draw:fill-color="#ffaa95" draw:textarea-horizontal-align="justify" draw:textarea-vertical-align="middle" draw:auto-grow-height="false" fo:min-height="1.602cm" fo:min-width="6.908cm" fo:wrap-option="no-wrap"/>
      <style:paragraph-properties style:writing-mode="lr-tb"/>
    </style:style>
    <style:style style:name="gr60" style:family="graphic" style:parent-style-name="standard">
      <style:graphic-properties draw:stroke-linejoin="bevel" draw:fill-color="#729fcf" draw:textarea-horizontal-align="justify" draw:textarea-vertical-align="middle" draw:auto-grow-height="false" fo:min-height="2.528cm" fo:min-width="3.668cm" fo:wrap-option="no-wrap"/>
      <style:paragraph-properties style:writing-mode="lr-tb"/>
    </style:style>
    <style:style style:name="gr61" style:family="graphic" style:parent-style-name="Arrow_20_Line">
      <style:graphic-properties draw:textarea-vertical-align="middle"/>
      <style:paragraph-properties style:writing-mode="lr-tb"/>
    </style:style>
    <style:style style:name="gr62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4" style:family="graphic" style:parent-style-name="standard">
      <style:graphic-properties draw:fill-color="#dee7e5" draw:textarea-horizontal-align="justify" draw:textarea-vertical-align="middle" draw:auto-grow-height="false" fo:min-height="1.75cm" fo:min-width="26.541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5.25cm" fo:min-width="10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67" style:family="graphic" style:parent-style-name="standard">
      <style:graphic-properties draw:fill-color="#ffd7d7" draw:textarea-horizontal-align="justify" draw:textarea-vertical-align="middle" draw:auto-grow-height="false" fo:min-height="0.25cm" fo:min-width="10cm"/>
    </style:style>
    <style:style style:name="gr68" style:family="graphic" style:parent-style-name="standard">
      <style:graphic-properties draw:fill-color="#ffe994" draw:textarea-horizontal-align="justify" draw:textarea-vertical-align="middle" draw:auto-grow-height="false" fo:min-height="0.25cm" fo:min-width="0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249cm"/>
      <style:paragraph-properties style:writing-mode="lr-tb"/>
    </style:style>
    <style:style style:name="gr73" style:family="graphic" style:parent-style-name="standard">
      <style:graphic-properties draw:textarea-vertical-align="middle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5.25cm" fo:min-width="1.5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6" style:family="graphic" style:parent-style-name="standard">
      <style:graphic-properties draw:fill-color="#f7d1d5" draw:textarea-horizontal-align="justify" draw:textarea-vertical-align="middle" draw:auto-grow-height="false" fo:min-height="1.25cm" fo:min-width="2cm"/>
      <style:paragraph-properties style:writing-mode="lr-tb"/>
    </style:style>
    <style:style style:name="gr77" style:family="graphic" style:parent-style-name="standard">
      <style:graphic-properties draw:fill-color="#f7d1d5" draw:textarea-horizontal-align="justify" draw:textarea-vertical-align="middle" draw:auto-grow-height="false" fo:min-height="5.25cm" fo:min-width="12.1cm"/>
    </style:style>
    <style:style style:name="gr78" style:family="graphic" style:parent-style-name="standard">
      <style:graphic-properties draw:fill-color="#b4c7dc" draw:textarea-horizontal-align="justify" draw:textarea-vertical-align="middle" draw:auto-grow-height="false" fo:min-height="0.25cm" fo:min-width="1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0.872cm"/>
      <style:paragraph-properties style:writing-mode="lr-tb"/>
    </style:style>
    <style:style style:name="pr6" style:family="presentation" style:parent-style-name="Default-title">
      <style:graphic-properties fo:min-height="1.372cm"/>
      <style:paragraph-properties style:writing-mode="lr-tb"/>
    </style:style>
    <style:style style:name="pr7" style:family="presentation" style:parent-style-name="Default-title">
      <style:graphic-properties fo:min-height="1.129cm"/>
      <style:paragraph-properties style:writing-mode="lr-tb"/>
    </style:style>
    <style:style style:name="pr8" style:family="presentation" style:parent-style-name="Default-title">
      <style:graphic-properties fo:min-height="0.475cm"/>
      <style:paragraph-properties style:writing-mode="lr-tb"/>
    </style:style>
    <style:style style:name="co1" style:family="table-column">
      <style:table-column-properties style:column-width="0.742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style:text-properties fo:font-size="8pt" style:font-size-asian="8pt" style:font-size-complex="8pt"/>
    </style:style>
    <style:style style:name="ce2" style:family="table-cell">
      <style:text-properties fo:font-size="11pt" style:font-size-asian="11pt" style:font-size-complex="11pt"/>
    </style:style>
    <style:style style:name="ce3" style:family="table-cell">
      <style:text-properties fo:font-size="11pt" fo:font-weight="bold" style:font-size-asian="11pt" style:font-weight-asian="bold" style:font-size-complex="11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5983b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paragraph-properties style:text-autospace="none" style:writing-mode="lr-tb"/>
      <style:text-properties fo:color="#000000" loext:opacity="100%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15" style:family="paragraph">
      <loext:graphic-properties draw:fill="none" draw:fill-color="#ffffff"/>
      <style:paragraph-properties style:text-autospace="none" style:writing-mode="lr-tb"/>
      <style:text-properties fo:color="#2b91af" loext:opacity="100%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16" style:family="paragraph"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-color="#dee6ef"/>
      <style:paragraph-properties fo:text-align="center"/>
    </style:style>
    <style:style style:name="P19" style:family="paragraph">
      <loext:graphic-properties draw:fill-color="#ffa6a6"/>
      <style:paragraph-properties fo:text-align="center"/>
    </style:style>
    <style:style style:name="P20" style:family="paragraph">
      <loext:graphic-properties draw:fill-color="#ec9ba4"/>
      <style:paragraph-properties fo:text-align="center"/>
    </style:style>
    <style:style style:name="P21" style:family="paragraph"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b2b2b2"/>
      <style:paragraph-properties fo:text-align="center"/>
    </style:style>
    <style:style style:name="P24" style:family="paragraph">
      <loext:graphic-properties draw:fill-color="#729fcf"/>
      <style:paragraph-properties fo:text-align="center"/>
    </style:style>
    <style:style style:name="P25" style:family="paragraph">
      <loext:graphic-properties draw:fill-color="#ffaa95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7" style:family="paragraph">
      <style:paragraph-properties fo:text-align="justify" style:writing-mode="lr-tb"/>
    </style:style>
    <style:style style:name="P28" style:family="paragraph">
      <loext:graphic-properties draw:fill-color="#b2b2b2"/>
      <style:paragraph-properties fo:text-align="justify" style:writing-mode="lr-tb"/>
    </style:style>
    <style:style style:name="P29" style:family="paragraph">
      <loext:graphic-properties draw:fill-color="#ffaa95"/>
      <style:paragraph-properties fo:text-align="justify" style:writing-mode="lr-tb"/>
    </style:style>
    <style:style style:name="P30" style:family="paragraph">
      <loext:graphic-properties draw:fill-color="#729fcf"/>
      <style:paragraph-properties fo:text-align="justify" style:writing-mode="lr-tb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5" style:family="paragraph">
      <style:paragraph-properties style:writing-mode="lr-tb"/>
      <style:text-properties fo:font-size="24pt" style:font-size-asian="24pt" style:font-size-complex="24pt"/>
    </style:style>
    <style:style style:name="P36" style:family="paragraph">
      <style:paragraph-properties style:writing-mode="lr-tb"/>
      <style:text-properties fo:font-size="16pt" style:font-size-asian="16pt" style:font-size-complex="16pt"/>
    </style:style>
    <style:style style:name="P37" style:family="paragraph">
      <style:paragraph-properties style:writing-mode="lr-tb"/>
    </style:style>
    <style:style style:name="P38" style:family="paragraph">
      <loext:graphic-properties draw:fill-color="#dee7e5"/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style:writing-mode="lr-tb"/>
      <style:text-properties fo:font-size="20pt" style:font-size-asian="20pt" style:font-size-complex="20pt"/>
    </style:style>
    <style:style style:name="P41" style:family="paragraph">
      <style:paragraph-properties fo:text-align="center" style:writing-mode="lr-tb"/>
      <style:text-properties fo:font-size="12pt" style:font-size-asian="12pt" style:font-size-complex="12pt"/>
    </style:style>
    <style:style style:name="P4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3" style:family="paragraph">
      <loext:graphic-properties draw:fill-color="#ffd7d7"/>
      <style:paragraph-properties fo:text-align="center"/>
    </style:style>
    <style:style style:name="P44" style:family="paragraph">
      <loext:graphic-properties draw:fill-color="#ffe994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6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47" style:family="paragraph">
      <style:paragraph-properties fo:text-align="center" style:writing-mode="lr-tb"/>
      <style:text-properties fo:font-size="6pt" style:font-size-asian="6pt" style:font-size-complex="6pt"/>
    </style:style>
    <style:style style:name="P48" style:family="paragraph">
      <loext:graphic-properties draw:fill-color="#f7d1d5"/>
      <style:paragraph-properties fo:text-align="center" style:writing-mode="lr-tb"/>
      <style:text-properties fo:font-size="6pt" style:font-size-asian="6pt" style:font-size-complex="6pt"/>
    </style:style>
    <style:style style:name="P49" style:family="paragraph">
      <loext:graphic-properties draw:fill-color="#f7d1d5"/>
      <style:paragraph-properties fo:text-align="center"/>
    </style:style>
    <style:style style:name="P50" style:family="paragraph">
      <style:text-properties fo:font-size="11pt" fo:font-weight="bold" style:font-size-asian="11pt" style:font-weight-asian="bold" style:font-size-complex="11pt" style:font-weight-complex="bold"/>
    </style:style>
    <style:style style:name="P51" style:family="paragraph">
      <style:text-properties style:font-size-asian="11pt" style:font-size-complex="11pt"/>
    </style:style>
    <style:style style:name="P52" style:family="paragraph">
      <style:text-properties fo:font-size="11pt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b91af" loext:opacity="100%" style:text-outline="false" style:text-line-through-style="none" style:text-line-through-type="none" style:font-name="Consolas" fo:font-size="10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color="#3465a4" loext:opacity="100%" fo:font-size="12pt" style:font-size-asian="12pt" style:font-size-complex="12pt"/>
    </style:style>
    <style:style style:name="T16" style:family="text">
      <style:text-properties fo:color="#3465a4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REDFS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1">Snapshot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napshots are read-only Point in time copies of a volume.</text:span></text:p>
              </text:list-item>
              <text:list-item>
                <text:p><text:span text:style-name="T2">A snapshot can be taken for any volume with some exceptions.</text:span></text:p>
              </text:list-item>
              <text:list-item>
                <text:p><text:span text:style-name="T2">Volumes already marked as snapshots may not have more snapshots as it is redundant and makes no sense.</text:span></text:p>
              </text:list-item>
              <text:list-item>
                <text:p><text:span text:style-name="T2">You cannot take a snapshot of the root Volume as it is always empty and can never be mounted.</text:span></text:p>
              </text:list-item>
              <text:list-item>
                <text:p><text:span text:style-name="T2">You can take a clone of a volume that is a snapshot. i.e. if you would like to edit the contents of a snapshot volume. Any changes to this clone-of-snapshot is a new volume in itself.</text:span></text:p>
              </text:list-item>
              <text:list-item>
                <text:p><text:span text:style-name="T2">You can delete snapshots, however the graph will still show the snapshot in the tree. Delete snapshots will only free space that corresponds to the unique data in the snapsh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4" xml:id="id13" draw:id="id13" draw:layer="layout" svg:width="24.5cm" svg:height="1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2cm" svg:x="1.5cm" svg:y="0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8cm" svg:y1="4.5cm" svg:x2="1.8cm" svg:y2="5.5cm">
          <text:p/>
        </draw:line>
        <draw:line draw:style-name="gr4" draw:text-style-name="P6" draw:layer="layout" svg:x1="2.1cm" svg:y1="4.5cm" svg:x2="2.1cm" svg:y2="5.5cm">
          <text:p/>
        </draw:line>
        <draw:line draw:style-name="gr4" draw:text-style-name="P6" draw:layer="layout" svg:x1="2.4cm" svg:y1="4.5cm" svg:x2="2.4cm" svg:y2="5.5cm">
          <text:p/>
        </draw:line>
        <draw:line draw:style-name="gr4" draw:text-style-name="P6" draw:layer="layout" svg:x1="2.7cm" svg:y1="4.5cm" svg:x2="2.7cm" svg:y2="5.5cm">
          <text:p/>
        </draw:line>
        <draw:line draw:style-name="gr4" draw:text-style-name="P6" draw:layer="layout" svg:x1="3cm" svg:y1="4.5cm" svg:x2="3cm" svg:y2="5.5cm">
          <text:p/>
        </draw:line>
        <draw:line draw:style-name="gr4" draw:text-style-name="P6" draw:layer="layout" svg:x1="3.3cm" svg:y1="4.5cm" svg:x2="3.3cm" svg:y2="5.5cm">
          <text:p/>
        </draw:line>
        <draw:line draw:style-name="gr4" draw:text-style-name="P6" draw:layer="layout" svg:x1="3.6cm" svg:y1="4.5cm" svg:x2="3.6cm" svg:y2="5.5cm">
          <text:p/>
        </draw:line>
        <draw:line draw:style-name="gr4" draw:text-style-name="P6" draw:layer="layout" svg:x1="3.9cm" svg:y1="4.5cm" svg:x2="3.9cm" svg:y2="5.5cm">
          <text:p/>
        </draw:line>
        <draw:line draw:style-name="gr4" draw:text-style-name="P6" draw:layer="layout" svg:x1="4.2cm" svg:y1="4.5cm" svg:x2="4.2cm" svg:y2="5.5cm">
          <text:p/>
        </draw:line>
        <draw:line draw:style-name="gr4" draw:text-style-name="P6" draw:layer="layout" svg:x1="4.5cm" svg:y1="4.5cm" svg:x2="4.5cm" svg:y2="5.5cm">
          <text:p/>
        </draw:line>
        <draw:line draw:style-name="gr4" draw:text-style-name="P6" draw:layer="layout" svg:x1="4.8cm" svg:y1="4.5cm" svg:x2="4.8cm" svg:y2="5.5cm">
          <text:p/>
        </draw:line>
        <draw:line draw:style-name="gr4" draw:text-style-name="P6" draw:layer="layout" svg:x1="5.1cm" svg:y1="4.5cm" svg:x2="5.1cm" svg:y2="5.5cm">
          <text:p/>
        </draw:line>
        <draw:line draw:style-name="gr4" draw:text-style-name="P6" draw:layer="layout" svg:x1="24.5cm" svg:y1="4.5cm" svg:x2="24.5cm" svg:y2="5.5cm">
          <text:p/>
        </draw:line>
        <draw:line draw:style-name="gr4" draw:text-style-name="P6" draw:layer="layout" svg:x1="24.8cm" svg:y1="4.5cm" svg:x2="24.8cm" svg:y2="5.5cm">
          <text:p/>
        </draw:line>
        <draw:line draw:style-name="gr4" draw:text-style-name="P6" xml:id="id12" draw:id="id12" draw:layer="layout" svg:x1="25.1cm" svg:y1="4.5cm" svg:x2="25.1cm" svg:y2="5.5cm">
          <text:p/>
        </draw:line>
        <draw:line draw:style-name="gr4" draw:text-style-name="P6" draw:layer="layout" svg:x1="25.4cm" svg:y1="4.5cm" svg:x2="25.4cm" svg:y2="5.5cm">
          <text:p/>
        </draw:line>
        <draw:line draw:style-name="gr4" draw:text-style-name="P6" draw:layer="layout" svg:x1="25.7cm" svg:y1="4.5cm" svg:x2="25.7cm" svg:y2="5.5cm">
          <text:p/>
        </draw:line>
        <draw:line draw:style-name="gr4" draw:text-style-name="P6" draw:layer="layout" svg:x1="26cm" svg:y1="4.5cm" svg:x2="26cm" svg:y2="5.5cm">
          <text:p/>
        </draw:line>
        <draw:frame draw:style-name="gr5" draw:text-style-name="P7" draw:layer="layout" svg:width="10.5cm" svg:height="0.569cm" svg:x="15.5cm" svg:y="5.5cm">
          <draw:text-box>
            <text:p><text:span text:style-name="T3">DBN (Disk block number) – Flat address space as seen by REDFS Metatree</text:span></text:p>
          </draw:text-box>
        </draw:frame>
        <draw:custom-shape draw:style-name="gr6" draw:text-style-name="P5" xml:id="id2" draw:id="id2" draw:layer="layout" svg:width="3cm" svg:height="1cm" svg:x="1.2cm" svg:y="1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5.2cm" svg:height="1cm" svg:x="5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3cm" svg:height="1cm" svg:x="11.7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1.5cm" svg:height="1cm" svg:x="15.7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8.5cm" svg:height="1cm" svg:x="18.2cm" svg:y="11.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2cm" svg:y1="11.6cm" svg:x2="2.2cm" svg:y2="12.6cm">
          <text:p/>
        </draw:line>
        <draw:line draw:style-name="gr4" draw:text-style-name="P6" draw:layer="layout" svg:x1="3.1cm" svg:y1="11.6cm" svg:x2="3.1cm" svg:y2="12.6cm">
          <text:p/>
        </draw:line>
        <draw:line draw:style-name="gr4" draw:text-style-name="P6" draw:layer="layout" svg:x1="6cm" svg:y1="11.6cm" svg:x2="6cm" svg:y2="12.6cm">
          <text:p/>
        </draw:line>
        <draw:line draw:style-name="gr4" draw:text-style-name="P6" draw:layer="layout" svg:x1="7.1cm" svg:y1="11.6cm" svg:x2="7.1cm" svg:y2="12.6cm">
          <text:p/>
        </draw:line>
        <draw:line draw:style-name="gr4" draw:text-style-name="P6" draw:layer="layout" svg:x1="8.2cm" svg:y1="11.6cm" svg:x2="8.2cm" svg:y2="12.6cm">
          <text:p/>
        </draw:line>
        <draw:line draw:style-name="gr4" draw:text-style-name="P6" draw:layer="layout" svg:x1="9.3cm" svg:y1="11.6cm" svg:x2="9.3cm" svg:y2="12.6cm">
          <text:p/>
        </draw:line>
        <draw:line draw:style-name="gr4" draw:text-style-name="P6" draw:layer="layout" svg:x1="12.4cm" svg:y1="11.6cm" svg:x2="12.4cm" svg:y2="12.6cm">
          <text:p/>
        </draw:line>
        <draw:line draw:style-name="gr4" draw:text-style-name="P6" draw:layer="layout" svg:x1="13.2cm" svg:y1="11.6cm" svg:x2="13.2cm" svg:y2="12.6cm">
          <text:p/>
        </draw:line>
        <draw:line draw:style-name="gr4" draw:text-style-name="P6" draw:layer="layout" svg:x1="16.4cm" svg:y1="11.6cm" svg:x2="16.4cm" svg:y2="12.6cm">
          <text:p/>
        </draw:line>
        <draw:line draw:style-name="gr4" draw:text-style-name="P6" draw:layer="layout" svg:x1="19.1cm" svg:y1="11.6cm" svg:x2="19.1cm" svg:y2="12.6cm">
          <text:p/>
        </draw:line>
        <draw:line draw:style-name="gr4" draw:text-style-name="P6" draw:layer="layout" svg:x1="20cm" svg:y1="11.6cm" svg:x2="20cm" svg:y2="12.6cm">
          <text:p/>
        </draw:line>
        <draw:line draw:style-name="gr4" draw:text-style-name="P6" xml:id="id4" draw:id="id4" draw:layer="layout" svg:x1="21cm" svg:y1="11.6cm" svg:x2="21cm" svg:y2="12.6cm">
          <text:p/>
        </draw:line>
        <draw:line draw:style-name="gr4" draw:text-style-name="P6" draw:layer="layout" svg:x1="22cm" svg:y1="11.6cm" svg:x2="22cm" svg:y2="12.6cm">
          <text:p/>
        </draw:line>
        <draw:line draw:style-name="gr4" draw:text-style-name="P6" draw:layer="layout" svg:x1="23.1cm" svg:y1="11.6cm" svg:x2="23.1cm" svg:y2="12.6cm">
          <text:p/>
        </draw:line>
        <draw:line draw:style-name="gr4" draw:text-style-name="P6" draw:layer="layout" svg:x1="24.1cm" svg:y1="11.6cm" svg:x2="24.1cm" svg:y2="12.6cm">
          <text:p/>
        </draw:line>
        <draw:line draw:style-name="gr4" draw:text-style-name="P6" draw:layer="layout" svg:x1="25.1cm" svg:y1="11.6cm" svg:x2="25.1cm" svg:y2="12.6cm">
          <text:p/>
        </draw:line>
        <draw:line draw:style-name="gr4" draw:text-style-name="P6" draw:layer="layout" svg:x1="25.9cm" svg:y1="11.6cm" svg:x2="25.9cm" svg:y2="12.6cm">
          <text:p/>
        </draw:line>
        <draw:custom-shape draw:style-name="gr10" draw:text-style-name="P8" xml:id="id1" draw:id="id1" draw:layer="layout" svg:width="0.5cm" svg:height="0.5cm" svg:x="10.6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3" draw:id="id3" draw:layer="layout" svg:width="0.5cm" svg:height="0.5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1cm" svg:height="0.5cm" svg:x="12.5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0.5cm" svg:height="0.5cm" svg:x="14.6cm" svg:y="7.2cm">
          <text:p/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10.85cm" svg:y1="7.7cm" svg:x2="2.7cm" svg:y2="11.6cm" draw:start-shape="id1" draw:start-glue-point="2" draw:end-shape="id2" svg:d="M10850 7700c0 2925-8150 975-8150 3900" svg:viewBox="0 0 8151 3901">
          <text:p/>
        </draw:connector>
        <draw:connector draw:style-name="gr13" draw:text-style-name="P6" draw:layer="layout" draw:type="curve" svg:x1="11.65cm" svg:y1="7.7cm" svg:x2="21cm" svg:y2="11.6cm" draw:start-shape="id3" draw:start-glue-point="2" draw:end-shape="id4" draw:end-glue-point="0" svg:d="M11650 7700c0 2925 9350 975 9350 3900" svg:viewBox="0 0 9351 3901">
          <text:p/>
        </draw:connector>
        <draw:connector draw:style-name="gr14" draw:text-style-name="P6" draw:layer="layout" draw:type="curve" svg:x1="13cm" svg:y1="7.7cm" svg:x2="7.6cm" svg:y2="11.6cm" draw:start-shape="id5" draw:start-glue-point="2" draw:end-shape="id6" svg:d="M13000 7700c0 2925-5400 975-5400 3900" svg:viewBox="0 0 5401 3901">
          <text:p/>
        </draw:connector>
        <draw:connector draw:style-name="gr15" draw:text-style-name="P6" draw:layer="layout" draw:type="curve" svg:x1="14.85cm" svg:y1="7.7cm" svg:x2="16.45cm" svg:y2="11.6cm" draw:start-shape="id7" draw:start-glue-point="2" draw:end-shape="id8" svg:d="M14850 7700c0 2925 1600 975 1600 3900" svg:viewBox="0 0 1601 3901">
          <text:p/>
        </draw:connector>
        <draw:connector draw:style-name="gr16" draw:text-style-name="P6" draw:layer="layout" draw:type="curve" svg:x1="13cm" svg:y1="7.7cm" svg:x2="22.45cm" svg:y2="11.6cm" draw:start-shape="id5" draw:start-glue-point="2" draw:end-shape="id9" svg:d="M13000 7700c0 2925 9450 975 9450 3900" svg:viewBox="0 0 9451 3901">
          <text:p/>
        </draw:connector>
        <draw:custom-shape draw:style-name="gr17" draw:text-style-name="P10" xml:id="id10" draw:id="id10" draw:layer="layout" svg:width="1.3cm" svg:height="0.5cm" svg:x="9cm" svg:y="7.2cm">
          <text:p/>
          <draw:enhanced-geometry svg:viewBox="0 0 21600 21600" draw:type="rectangle" draw:enhanced-path="M 0 0 L 21600 0 21600 21600 0 21600 0 0 Z N"/>
        </draw:custom-shape>
        <draw:connector draw:style-name="gr18" draw:text-style-name="P6" draw:layer="layout" draw:type="curve" svg:x1="9.65cm" svg:y1="7.7cm" svg:x2="5.604cm" svg:y2="11.5cm" draw:start-shape="id10" draw:start-glue-point="2" svg:d="M9650 7700c0 3226-4046 1327-4046 3800" svg:viewBox="0 0 4047 3801">
          <text:p/>
        </draw:connector>
        <draw:connector draw:style-name="gr19" draw:text-style-name="P6" draw:layer="layout" draw:type="curve" svg:x1="9.65cm" svg:y1="7.7cm" svg:x2="13.2cm" svg:y2="11.6cm" draw:start-shape="id10" draw:start-glue-point="2" draw:end-shape="id11" svg:d="M9650 7700c0 2925 3550 975 3550 3900" svg:viewBox="0 0 3551 3901">
          <text:p/>
        </draw:connector>
        <draw:line draw:style-name="gr4" draw:text-style-name="P6" draw:layer="layout" svg:x1="14.1cm" svg:y1="11.6cm" svg:x2="14.1cm" svg:y2="12.6cm">
          <text:p/>
        </draw:line>
        <draw:connector draw:style-name="gr20" draw:text-style-name="P6" draw:layer="layout" draw:type="curve" svg:x1="9.65cm" svg:y1="7.7cm" svg:x2="25.625cm" svg:y2="11.416cm" draw:start-shape="id10" draw:start-glue-point="2" svg:d="M9650 7700c0 3163 15975 1306 15975 3716" svg:viewBox="0 0 15976 3717">
          <text:p/>
        </draw:connector>
        <draw:frame draw:style-name="gr5" draw:text-style-name="P11" draw:layer="layout" svg:width="3.5cm" svg:height="0.569cm" svg:x="1cm" svg:y="12.8cm">
          <draw:text-box>
            <text:p><text:span text:style-name="T3"><text:a xlink:href="../../../../../File1.redfs" xlink:type="simple">C:\File1.redfs</text:a></text:span><text:span text:style-name="T3"><text:s/>(3GB)</text:span></text:p>
          </draw:text-box>
        </draw:frame>
        <draw:frame draw:style-name="gr21" draw:text-style-name="P11" draw:layer="layout" svg:width="5.6cm" svg:height="0.887cm" svg:x="4.9cm" svg:y="12.801cm">
          <draw:text-box>
            <text:p><text:span text:style-name="T3">\\192.168.1.100\md0\xx.redfs (5 GB)</text:span></text:p>
          </draw:text-box>
        </draw:frame>
        <draw:frame draw:style-name="gr5" draw:text-style-name="P11" draw:layer="layout" svg:width="3.5cm" svg:height="0.569cm" svg:x="11.5cm" svg:y="12.802cm">
          <draw:text-box>
            <text:p><text:span text:style-name="T3">K:\F2.redfs (4 GB)</text:span></text:p>
          </draw:text-box>
        </draw:frame>
        <draw:frame draw:style-name="gr5" draw:text-style-name="P11" draw:layer="layout" svg:width="2.7cm" svg:height="0.569cm" svg:x="15.5cm" svg:y="12.803cm">
          <draw:text-box>
            <text:p><text:span text:style-name="T3"><text:a xlink:href="file:///H:/F.redfs" xlink:type="simple">H:\F.redfs</text:a></text:span><text:span text:style-name="T3"><text:s/>(2GB)</text:span></text:p>
          </draw:text-box>
        </draw:frame>
        <draw:frame draw:style-name="gr22" draw:text-style-name="P11" draw:layer="layout" svg:width="5.7cm" svg:height="0.696cm" svg:x="18.3cm" svg:y="12.804cm">
          <draw:text-box>
            <text:p><text:span text:style-name="T3">C:\Users\ABC\Desktop\RD.redfs (9 GB)</text:span></text:p>
          </draw:text-box>
        </draw:frame>
        <draw:frame draw:style-name="gr23" draw:text-style-name="P11" draw:layer="layout" svg:width="4.308cm" svg:height="0.962cm" svg:x="2.3cm" svg:y="1.055cm">
          <draw:text-box>
            <text:p>RED-FS Tree</text:p>
          </draw:text-box>
        </draw:frame>
        <draw:line draw:style-name="gr24" draw:text-style-name="P5" draw:layer="layout" svg:x1="1.5cm" svg:y1="4cm" svg:x2="26cm" svg:y2="4cm">
          <text:p/>
        </draw:line>
        <draw:line draw:style-name="gr25" draw:text-style-name="P6" draw:layer="layout" svg:x1="4.5cm" svg:y1="2.5cm" svg:x2="5.5cm" svg:y2="4cm">
          <text:p/>
        </draw:line>
        <draw:connector draw:style-name="gr26" draw:text-style-name="P6" draw:layer="layout" draw:type="curve" svg:x1="2.626cm" svg:y1="5.916cm" svg:x2="9.65cm" svg:y2="7.2cm" draw:end-shape="id10" draw:end-glue-point="0" svg:d="M2626 5916c0 588 7024-54 7024 1284" svg:viewBox="0 0 7025 1285">
          <text:p/>
        </draw:connector>
        <draw:connector draw:style-name="gr27" draw:text-style-name="P6" draw:layer="layout" draw:type="curve" svg:x1="6.48cm" svg:y1="5.604cm" svg:x2="10.85cm" svg:y2="7.2cm" draw:end-shape="id1" draw:end-glue-point="0" svg:d="M6480 5604c0 822 4370 24 4370 1596" svg:viewBox="0 0 4371 1597">
          <text:p/>
        </draw:connector>
        <draw:connector draw:style-name="gr28" draw:text-style-name="P6" draw:layer="layout" draw:type="curve" svg:x1="25.1cm" svg:y1="5cm" svg:x2="14.85cm" svg:y2="7.2cm" draw:start-shape="id12" draw:start-glue-point="1" draw:end-shape="id7" draw:end-glue-point="0" svg:d="M25100 5000c0 2025-10250 925-10250 2200" svg:viewBox="0 0 10251 2201">
          <text:p/>
        </draw:connector>
        <draw:connector draw:style-name="gr29" draw:text-style-name="P6" draw:layer="layout" draw:type="curve" svg:x1="13.75cm" svg:y1="5.5cm" svg:x2="13cm" svg:y2="7.2cm" draw:start-shape="id13" draw:end-shape="id5" draw:end-glue-point="0" svg:d="M13750 5500c0 1275-750 425-750 1700" svg:viewBox="0 0 751 1701">
          <text:p/>
        </draw:connector>
        <draw:frame draw:style-name="gr30" draw:text-style-name="P12" draw:layer="layout" svg:width="2cm" svg:height="0.645cm" svg:x="0.4cm" svg:y="5.6cm">
          <draw:text-box>
            <text:p><text:span text:style-name="T4">100GB</text:span></text:p>
          </draw:text-box>
        </draw:frame>
        <draw:frame draw:style-name="gr31" draw:text-style-name="P14" draw:layer="layout" svg:width="3.7cm" svg:height="0.953cm" svg:x="0.3cm" svg:y="7.201cm">
          <draw:text-box>
            <text:p text:style-name="P13"><text:span text:style-name="T5">DBNSegmentSpan</text:span></text:p>
          </draw:text-box>
        </draw:frame>
        <draw:frame draw:style-name="gr32" draw:text-style-name="P15" draw:layer="layout" svg:width="3.1cm" svg:height="0.798cm" svg:x="0.1cm" svg:y="10.602cm">
          <draw:text-box>
            <text:p text:style-name="P13"><text:span text:style-name="T6">REDFSChunk’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3" draw:text-style-name="P5" xml:id="id15" draw:id="id15" draw:layer="layout" svg:width="1cm" svg:height="1cm" svg:x="2.8cm" svg:y="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0.5cm" svg:height="0.5cm" svg:x="6.5cm" svg:y="1.3cm">
          <text:p/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6.75cm" svg:y1="1.8cm" svg:x2="3.3cm" svg:y2="4.5cm" draw:start-shape="id14" draw:start-glue-point="2" draw:end-shape="id15" svg:d="M6750 1800c0 2025-3450 675-3450 2700" svg:viewBox="0 0 3451 2701">
          <text:p/>
        </draw:connector>
        <draw:custom-shape draw:style-name="gr10" draw:text-style-name="P8" xml:id="id16" draw:id="id16" draw:layer="layout" svg:width="0.5cm" svg:height="0.5cm" svg:x="5.7cm" svg:y="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8" draw:id="id18" draw:layer="layout" svg:width="0.5cm" svg:height="0.5cm" svg:x="7.4cm" svg:y="1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xml:id="id19" draw:id="id19" draw:layer="layout" svg:width="1cm" svg:height="1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xml:id="id17" draw:id="id17" draw:layer="layout" svg:width="1cm" svg:height="1cm" svg:x="1.8cm" svg:y="4.5cm">
          <text:p/>
          <draw:enhanced-geometry svg:viewBox="0 0 21600 21600" draw:type="rectangle" draw:enhanced-path="M 0 0 L 21600 0 21600 21600 0 21600 0 0 Z N"/>
        </draw:custom-shape>
        <draw:connector draw:style-name="gr34" draw:text-style-name="P6" draw:layer="layout" draw:type="curve" svg:x1="5.95cm" svg:y1="1.8cm" svg:x2="2.3cm" svg:y2="4.5cm" draw:start-shape="id16" draw:start-glue-point="2" draw:end-shape="id17" draw:end-glue-point="0" svg:d="M5950 1800c0 2025-3650 675-3650 2700" svg:viewBox="0 0 3651 2701">
          <text:p/>
        </draw:connector>
        <draw:connector draw:style-name="gr35" draw:text-style-name="P6" draw:layer="layout" draw:type="curve" svg:x1="7.65cm" svg:y1="1.8cm" svg:x2="4.3cm" svg:y2="4.5cm" draw:start-shape="id18" draw:start-glue-point="2" draw:end-shape="id19" draw:end-glue-point="0" svg:d="M7650 1800c0 2025-3350 675-3350 2700" svg:viewBox="0 0 3351 2701">
          <text:p/>
        </draw:connector>
        <draw:custom-shape draw:style-name="gr33" draw:text-style-name="P5" xml:id="id21" draw:id="id21" draw:layer="layout" svg:width="1cm" svg:height="1cm" svg:x="2.8cm" svg:y="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20" draw:id="id20" draw:layer="layout" svg:width="0.5cm" svg:height="0.5cm" svg:x="6.5cm" svg:y="1.3cm">
          <text:p/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6.75cm" svg:y1="1.8cm" svg:x2="3.3cm" svg:y2="4.5cm" draw:start-shape="id20" draw:start-glue-point="2" draw:end-shape="id21" svg:d="M6750 1800c0 2025-3450 675-3450 2700" svg:viewBox="0 0 3451 2701">
          <text:p/>
        </draw:connector>
        <draw:custom-shape draw:style-name="gr10" draw:text-style-name="P8" xml:id="id22" draw:id="id22" draw:layer="layout" svg:width="0.5cm" svg:height="0.5cm" svg:x="5.7cm" svg:y="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24" draw:id="id24" draw:layer="layout" svg:width="0.5cm" svg:height="0.5cm" svg:x="7.4cm" svg:y="1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xml:id="id25" draw:id="id25" draw:layer="layout" svg:width="1cm" svg:height="1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xml:id="id23" draw:id="id23" draw:layer="layout" svg:width="1cm" svg:height="1cm" svg:x="1.8cm" svg:y="4.5cm">
          <text:p/>
          <draw:enhanced-geometry svg:viewBox="0 0 21600 21600" draw:type="rectangle" draw:enhanced-path="M 0 0 L 21600 0 21600 21600 0 21600 0 0 Z N"/>
        </draw:custom-shape>
        <draw:connector draw:style-name="gr34" draw:text-style-name="P6" draw:layer="layout" draw:type="curve" svg:x1="5.95cm" svg:y1="1.8cm" svg:x2="2.3cm" svg:y2="4.5cm" draw:start-shape="id22" draw:start-glue-point="2" draw:end-shape="id23" draw:end-glue-point="0" svg:d="M5950 1800c0 2025-3650 675-3650 2700" svg:viewBox="0 0 3651 2701">
          <text:p/>
        </draw:connector>
        <draw:connector draw:style-name="gr35" draw:text-style-name="P6" draw:layer="layout" draw:type="curve" svg:x1="7.65cm" svg:y1="1.8cm" svg:x2="4.3cm" svg:y2="4.5cm" draw:start-shape="id24" draw:start-glue-point="2" draw:end-shape="id25" draw:end-glue-point="0" svg:d="M7650 1800c0 2025-3350 675-3350 2700" svg:viewBox="0 0 3351 2701">
          <text:p/>
        </draw:connector>
        <draw:custom-shape draw:style-name="gr33" draw:text-style-name="P5" xml:id="id27" draw:id="id27" draw:layer="layout" svg:width="1cm" svg:height="1cm" svg:x="18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26" draw:id="id26" draw:layer="layout" svg:width="0.5cm" svg:height="0.5cm" svg:x="21.8cm" svg:y="7.4cm">
          <text:p/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22.05cm" svg:y1="7.9cm" svg:x2="18.6cm" svg:y2="10.6cm" draw:start-shape="id26" draw:start-glue-point="2" draw:end-shape="id27" svg:d="M22050 7900c0 2025-3450 675-3450 2700" svg:viewBox="0 0 3451 2701">
          <text:p/>
        </draw:connector>
        <draw:custom-shape draw:style-name="gr10" draw:text-style-name="P8" xml:id="id28" draw:id="id28" draw:layer="layout" svg:width="0.5cm" svg:height="0.5cm" svg:x="21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30" draw:id="id30" draw:layer="layout" svg:width="0.5cm" svg:height="0.5cm" svg:x="22.7cm" svg:y="7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xml:id="id31" draw:id="id31" draw:layer="layout" svg:width="1cm" svg:height="1cm" svg:x="17cm" svg:y="1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xml:id="id29" draw:id="id29" draw:layer="layout" svg:width="1cm" svg:height="1cm" svg:x="17.1cm" svg:y="10.6cm">
          <text:p/>
          <draw:enhanced-geometry svg:viewBox="0 0 21600 21600" draw:type="rectangle" draw:enhanced-path="M 0 0 L 21600 0 21600 21600 0 21600 0 0 Z N"/>
        </draw:custom-shape>
        <draw:connector draw:style-name="gr34" draw:text-style-name="P6" draw:layer="layout" draw:type="curve" svg:x1="21.25cm" svg:y1="7.9cm" svg:x2="17.6cm" svg:y2="10.6cm" draw:start-shape="id28" draw:start-glue-point="2" draw:end-shape="id29" draw:end-glue-point="0" svg:d="M21250 7900c0 2025-3650 675-3650 2700" svg:viewBox="0 0 3651 2701">
          <text:p/>
        </draw:connector>
        <draw:connector draw:style-name="gr36" draw:text-style-name="P6" draw:layer="layout" draw:type="curve" svg:x1="22.95cm" svg:y1="7.9cm" svg:x2="17.5cm" svg:y2="12.5cm" draw:start-shape="id30" draw:start-glue-point="2" draw:end-shape="id31" draw:end-glue-point="0" svg:d="M22950 7900c0 3450-5450 1150-5450 4600" svg:viewBox="0 0 5451 4601">
          <text:p/>
        </draw:connector>
        <draw:custom-shape draw:style-name="gr33" draw:text-style-name="P5" draw:layer="layout" svg:width="1cm" svg:height="1cm" svg:x="4.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5.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6.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16.1cm" svg:y="10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16cm" svg:y="1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15cm" svg:y="1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15.1cm" svg:y="10.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25cm" svg:height="0.599cm" svg:x="19.676cm" svg:y="10.3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 text:style-name="P16"><text:span text:style-name="T3">2</text:span></text:p>
              </table:table-cell>
              <table:table-cell>
                <text:p text:style-name="P16"><text:span text:style-name="T3">3</text:span></text:p>
              </table:table-cell>
              <table:table-cell>
                <text:p text:style-name="P16"><text:span text:style-name="T3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25cm" svg:height="0.599cm" svg:x="22.983cm" svg:y="6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 text:style-name="P16"><text:span text:style-name="T3">2</text:span></text:p>
              </table:table-cell>
              <table:table-cell>
                <text:p text:style-name="P16"><text:span text:style-name="T3">3</text:span></text:p>
              </table:table-cell>
              <table:table-cell>
                <text:p text:style-name="P16"><text:span text:style-name="T3">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7" draw:text-style-name="P17" draw:layer="layout" svg:width="15.5cm" svg:height="1.916cm" svg:x="10cm" svg:y="1cm">
          <draw:text-box>
            <text:p><text:span text:style-name="T2">In case of simple segment Spans’, each span has exactly one segment (1 GB). The segment indicates in which chunk (File) &amp; Offset this 1GB of space is reserved.</text:span></text:p>
          </draw:text-box>
        </draw:frame>
        <draw:frame draw:style-name="gr38" draw:text-style-name="P17" draw:layer="layout" svg:width="12.8cm" svg:height="2.471cm" svg:x="0.7cm" svg:y="9.5cm">
          <draw:text-box>
            <text:p><text:span text:style-name="T2">Any write to the segment will be redirected to the corresponding chunk and offset and written. As you can see, the 1GB segment visible to dbn_space cleanly maps to 1GB of chunk por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3" draw:text-style-name="P5" draw:layer="layout" svg:width="1cm" svg:height="1cm" svg:x="1.4cm" svg:y="6.5cm">
          <text:p/>
          <draw:enhanced-geometry svg:viewBox="0 0 21600 21600" draw:type="rectangle" draw:enhanced-path="M 0 0 L 21600 0 21600 21600 0 21600 0 0 Z N"/>
        </draw:custom-shape>
        <draw:connector draw:style-name="gr39" draw:text-style-name="P6" draw:layer="layout" draw:type="curve" svg:x1="5.6cm" svg:y1="1.8cm" svg:x2="5.9cm" svg:y2="6.5cm" draw:start-shape="id32" draw:start-glue-point="2" draw:end-shape="id33" draw:end-glue-point="0" svg:d="M5600 1800c0 3525 300 1175 300 4700" svg:viewBox="0 0 301 4701">
          <text:p/>
        </draw:connector>
        <draw:custom-shape draw:style-name="gr40" draw:text-style-name="P18" xml:id="id32" draw:id="id32" draw:layer="layout" svg:width="1.2cm" svg:height="0.5cm" svg:x="5cm" svg:y="1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8" xml:id="id34" draw:id="id34" draw:layer="layout" svg:width="1cm" svg:height="1cm" svg:x="1.3cm" svg:y="4.5cm">
          <text:p/>
          <draw:enhanced-geometry svg:viewBox="0 0 21600 21600" draw:type="rectangle" draw:enhanced-path="M 0 0 L 21600 0 21600 21600 0 21600 0 0 Z N"/>
        </draw:custom-shape>
        <draw:connector draw:style-name="gr42" draw:text-style-name="P6" draw:layer="layout" draw:type="curve" svg:x1="5.6cm" svg:y1="1.8cm" svg:x2="1.8cm" svg:y2="4.5cm" draw:start-shape="id32" draw:start-glue-point="2" draw:end-shape="id34" draw:end-glue-point="0" svg:d="M5600 1800c0 2025-3800 675-3800 2700" svg:viewBox="0 0 3801 2701">
          <text:p/>
        </draw:connector>
        <draw:custom-shape draw:style-name="gr33" draw:text-style-name="P5" draw:layer="layout" svg:width="1cm" svg:height="1cm" svg:x="2.4cm" svg:y="6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3.4cm" svg:y="6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4.4cm" svg:y="6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8" xml:id="id33" draw:id="id33" draw:layer="layout" svg:width="1cm" svg:height="1cm" svg:x="5.4cm" svg:y="6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25cm" svg:height="0.599cm" svg:x="0.994cm" svg:y="2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 text:style-name="P16"><text:span text:style-name="T3">2</text:span></text:p>
              </table:table-cell>
              <table:table-cell>
                <text:p text:style-name="P16"><text:span text:style-name="T3">3</text:span></text:p>
              </table:table-cell>
              <table:table-cell>
                <text:p text:style-name="P16"><text:span text:style-name="T3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825cm" svg:height="0.599cm" svg:x="6.005cm" svg:y="4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 text:style-name="P16"><text:span text:style-name="T3">2</text:span></text:p>
              </table:table-cell>
              <table:table-cell>
                <text:p text:style-name="P16"><text:span text:style-name="T3">3</text:span></text:p>
              </table:table-cell>
              <table:table-cell>
                <text:p text:style-name="P16"><text:span text:style-name="T3">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3" draw:text-style-name="P19" xml:id="id36" draw:id="id36" draw:layer="layout" svg:width="1cm" svg:height="1cm" svg:x="1.8cm" svg:y="6.6cm">
          <text:p/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6.25cm" svg:y1="1.8cm" svg:x2="2.3cm" svg:y2="6.6cm" draw:start-shape="id35" draw:start-glue-point="2" draw:end-shape="id36" svg:d="M6250 1800c0 3600-3950 1200-3950 4800" svg:viewBox="0 0 3951 4801">
          <text:p/>
        </draw:connector>
        <draw:custom-shape draw:style-name="gr44" draw:text-style-name="P20" xml:id="id35" draw:id="id35" draw:layer="layout" svg:width="2.5cm" svg:height="0.5cm" svg:x="5cm" svg:y="1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1.8cm" svg:y="8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1.8cm" svg:y="4.5cm">
          <text:p/>
          <draw:enhanced-geometry svg:viewBox="0 0 21600 21600" draw:type="rectangle" draw:enhanced-path="M 0 0 L 21600 0 21600 21600 0 21600 0 0 Z N"/>
        </draw:custom-shape>
        <draw:connector draw:style-name="gr34" draw:text-style-name="P6" draw:layer="layout" draw:type="curve" svg:x1="6.25cm" svg:y1="1.8cm" svg:x2="3.3cm" svg:y2="4.5cm" draw:start-shape="id35" draw:start-glue-point="2" draw:end-shape="id37" draw:end-glue-point="0" svg:d="M6250 1800c0 2025-2950 675-2950 2700" svg:viewBox="0 0 2951 2701">
          <text:p/>
        </draw:connector>
        <draw:custom-shape draw:style-name="gr33" draw:text-style-name="P5" draw:layer="layout" svg:width="1cm" svg:height="1cm" svg:x="1.8cm" svg:y="10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1.8cm" svg:y="12.1cm">
          <text:p/>
          <draw:enhanced-geometry svg:viewBox="0 0 21600 21600" draw:type="rectangle" draw:enhanced-path="M 0 0 L 21600 0 21600 21600 0 21600 0 0 Z N"/>
        </draw:custom-shape>
        <draw:connector draw:style-name="gr45" draw:text-style-name="P6" draw:layer="layout" draw:type="curve" svg:x1="6.25cm" svg:y1="1.8cm" svg:x2="5.3cm" svg:y2="8.4cm" draw:start-shape="id35" draw:start-glue-point="2" draw:end-shape="id38" draw:end-glue-point="0" svg:d="M6250 1800c0 4950-950 1650-950 6600" svg:viewBox="0 0 951 6601">
          <text:p/>
        </draw:connector>
        <draw:connector draw:style-name="gr46" draw:text-style-name="P6" draw:layer="layout" draw:type="curve" svg:x1="6.25cm" svg:y1="1.8cm" svg:x2="4.3cm" svg:y2="10.3cm" draw:start-shape="id35" draw:start-glue-point="2" draw:end-shape="id39" draw:end-glue-point="0" svg:d="M6250 1800c0 6375-1950 2125-1950 8500" svg:viewBox="0 0 1951 8501">
          <text:p/>
        </draw:connector>
        <draw:connector draw:style-name="gr47" draw:text-style-name="P6" draw:layer="layout" draw:type="curve" svg:x1="6.25cm" svg:y1="1.8cm" svg:x2="7.3cm" svg:y2="12.1cm" draw:start-shape="id35" draw:end-shape="id40" draw:end-glue-point="0" svg:d="M6250 1800c0 7725 1050 2575 1050 10300" svg:viewBox="0 0 1051 10301">
          <text:p/>
        </draw:connector>
        <draw:custom-shape draw:style-name="gr33" draw:text-style-name="P5" draw:layer="layout" svg:width="1cm" svg:height="1cm" svg:x="2.8cm" svg:y="12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3.8cm" svg:y="12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4.8cm" svg:y="12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5.8cm" svg:y="12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40" draw:id="id40" draw:layer="layout" svg:width="1cm" svg:height="1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2.8cm" svg:y="10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39" draw:id="id39" draw:layer="layout" svg:width="1cm" svg:height="1cm" svg:x="3.8cm" svg:y="10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4.8cm" svg:y="10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2.8cm" svg:y="8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3.8cm" svg:y="8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xml:id="id38" draw:id="id38" draw:layer="layout" svg:width="1cm" svg:height="1cm" svg:x="4.8cm" svg:y="8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2.8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xml:id="id37" draw:id="id37" draw:layer="layout" svg:width="1cm" svg:height="1cm" svg:x="2.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cm" svg:height="1cm" svg:x="3.8cm" svg:y="4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25cm" svg:height="0.599cm" svg:x="6.553cm" svg:y="0.6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 text:style-name="P16"><text:span text:style-name="T3">2</text:span></text:p>
              </table:table-cell>
              <table:table-cell>
                <text:p text:style-name="P16"><text:span text:style-name="T3">3</text:span></text:p>
              </table:table-cell>
              <table:table-cell>
                <text:p text:style-name="P16"><text:span text:style-name="T3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9" draw:text-style-name="P11" draw:layer="layout" svg:width="1cm" svg:height="0.962cm" svg:x="2.3cm" svg:y="3.5cm">
          <draw:text-box>
            <text:p>1</text:p>
          </draw:text-box>
        </draw:frame>
        <draw:frame draw:style-name="gr49" draw:text-style-name="P11" draw:layer="layout" svg:width="1cm" svg:height="0.962cm" svg:x="2.3cm" svg:y="5.7cm">
          <draw:text-box>
            <text:p>2</text:p>
          </draw:text-box>
        </draw:frame>
        <draw:frame draw:style-name="gr49" draw:text-style-name="P11" draw:layer="layout" svg:width="1cm" svg:height="0.962cm" svg:x="5.2cm" svg:y="7.4cm">
          <draw:text-box>
            <text:p>3</text:p>
          </draw:text-box>
        </draw:frame>
        <draw:frame draw:style-name="gr49" draw:text-style-name="P11" draw:layer="layout" svg:width="1cm" svg:height="0.962cm" svg:x="3.4cm" svg:y="9.5cm">
          <draw:text-box>
            <text:p>4</text:p>
          </draw:text-box>
        </draw:frame>
        <draw:frame draw:style-name="gr49" draw:text-style-name="P11" draw:layer="layout" svg:width="1cm" svg:height="0.962cm" svg:x="7.3cm" svg:y="11.3cm">
          <draw:text-box>
            <text:p>P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0" draw:text-style-name="P4" draw:layer="layout" svg:width="19cm" svg:height="1cm" svg:x="1.5cm" svg:y="1.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8cm" svg:y1="1.2cm" svg:x2="1.8cm" svg:y2="2.2cm">
          <text:p/>
        </draw:line>
        <draw:line draw:style-name="gr4" draw:text-style-name="P6" draw:layer="layout" svg:x1="2.1cm" svg:y1="1.2cm" svg:x2="2.1cm" svg:y2="2.2cm">
          <text:p/>
        </draw:line>
        <draw:line draw:style-name="gr4" draw:text-style-name="P6" draw:layer="layout" svg:x1="2.4cm" svg:y1="1.2cm" svg:x2="2.4cm" svg:y2="2.2cm">
          <text:p/>
        </draw:line>
        <draw:line draw:style-name="gr4" draw:text-style-name="P6" draw:layer="layout" svg:x1="2.7cm" svg:y1="1.2cm" svg:x2="2.7cm" svg:y2="2.2cm">
          <text:p/>
        </draw:line>
        <draw:line draw:style-name="gr4" draw:text-style-name="P6" draw:layer="layout" svg:x1="3cm" svg:y1="1.2cm" svg:x2="3cm" svg:y2="2.2cm">
          <text:p/>
        </draw:line>
        <draw:line draw:style-name="gr4" draw:text-style-name="P6" draw:layer="layout" svg:x1="3.3cm" svg:y1="1.2cm" svg:x2="3.3cm" svg:y2="2.2cm">
          <text:p/>
        </draw:line>
        <draw:line draw:style-name="gr4" draw:text-style-name="P6" draw:layer="layout" svg:x1="3.6cm" svg:y1="1.2cm" svg:x2="3.6cm" svg:y2="2.2cm">
          <text:p/>
        </draw:line>
        <draw:line draw:style-name="gr4" draw:text-style-name="P6" draw:layer="layout" svg:x1="3.9cm" svg:y1="1.2cm" svg:x2="3.9cm" svg:y2="2.2cm">
          <text:p/>
        </draw:line>
        <draw:line draw:style-name="gr4" draw:text-style-name="P6" draw:layer="layout" svg:x1="4.2cm" svg:y1="1.2cm" svg:x2="4.2cm" svg:y2="2.2cm">
          <text:p/>
        </draw:line>
        <draw:line draw:style-name="gr4" draw:text-style-name="P6" draw:layer="layout" svg:x1="4.5cm" svg:y1="1.2cm" svg:x2="4.5cm" svg:y2="2.2cm">
          <text:p/>
        </draw:line>
        <draw:line draw:style-name="gr4" draw:text-style-name="P6" draw:layer="layout" svg:x1="4.8cm" svg:y1="1.2cm" svg:x2="4.8cm" svg:y2="2.2cm">
          <text:p/>
        </draw:line>
        <draw:line draw:style-name="gr4" draw:text-style-name="P6" draw:layer="layout" svg:x1="5.1cm" svg:y1="1.2cm" svg:x2="5.1cm" svg:y2="2.2cm">
          <text:p/>
        </draw:line>
        <draw:line draw:style-name="gr4" draw:text-style-name="P6" xml:id="id43" draw:id="id43" draw:layer="layout" svg:x1="20.3cm" svg:y1="1.2cm" svg:x2="20.3cm" svg:y2="2.2cm">
          <text:p/>
        </draw:line>
        <draw:custom-shape draw:style-name="gr10" draw:text-style-name="P8" xml:id="id42" draw:id="id42" draw:layer="layout" svg:width="0.5cm" svg:height="0.5cm" svg:x="10.6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1.4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44" draw:id="id44" draw:layer="layout" svg:width="0.5cm" svg:height="0.5cm" svg:x="14.6cm" svg:y="3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41" draw:id="id41" draw:layer="layout" svg:width="1.3cm" svg:height="0.5cm" svg:x="9cm" svg:y="3.9cm">
          <text:p/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type="curve" svg:x1="2.626cm" svg:y1="2.616cm" svg:x2="9.65cm" svg:y2="3.9cm" draw:end-shape="id41" draw:end-glue-point="0" svg:d="M2626 2616c0 588 7024-54 7024 1284" svg:viewBox="0 0 7025 1285">
          <text:p/>
        </draw:connector>
        <draw:connector draw:style-name="gr27" draw:text-style-name="P6" draw:layer="layout" draw:type="curve" svg:x1="6.48cm" svg:y1="2.304cm" svg:x2="10.85cm" svg:y2="3.9cm" draw:end-shape="id42" draw:end-glue-point="0" svg:d="M6480 2304c0 822 4370 24 4370 1596" svg:viewBox="0 0 4371 1597">
          <text:p/>
        </draw:connector>
        <draw:connector draw:style-name="gr28" draw:text-style-name="P6" draw:layer="layout" draw:type="curve" svg:x1="20.3cm" svg:y1="2.2cm" svg:x2="14.85cm" svg:y2="3.9cm" draw:start-shape="id43" draw:start-glue-point="2" draw:end-shape="id44" draw:end-glue-point="0" svg:d="M20300 2200c0 1275-5450 425-5450 1700" svg:viewBox="0 0 5451 1701">
          <text:p/>
        </draw:connector>
        <draw:custom-shape draw:style-name="gr51" draw:text-style-name="P4" draw:layer="layout" svg:width="20.5cm" svg:height="1cm" svg:x="1.5cm" svg:y="8.4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8cm" svg:y1="8.4cm" svg:x2="1.8cm" svg:y2="9.4cm">
          <text:p/>
        </draw:line>
        <draw:line draw:style-name="gr4" draw:text-style-name="P6" draw:layer="layout" svg:x1="2.1cm" svg:y1="8.4cm" svg:x2="2.1cm" svg:y2="9.4cm">
          <text:p/>
        </draw:line>
        <draw:line draw:style-name="gr4" draw:text-style-name="P6" draw:layer="layout" svg:x1="2.4cm" svg:y1="8.4cm" svg:x2="2.4cm" svg:y2="9.4cm">
          <text:p/>
        </draw:line>
        <draw:line draw:style-name="gr4" draw:text-style-name="P6" draw:layer="layout" svg:x1="2.7cm" svg:y1="8.4cm" svg:x2="2.7cm" svg:y2="9.4cm">
          <text:p/>
        </draw:line>
        <draw:line draw:style-name="gr4" draw:text-style-name="P6" draw:layer="layout" svg:x1="3cm" svg:y1="8.4cm" svg:x2="3cm" svg:y2="9.4cm">
          <text:p/>
        </draw:line>
        <draw:line draw:style-name="gr4" draw:text-style-name="P6" draw:layer="layout" svg:x1="3.3cm" svg:y1="8.4cm" svg:x2="3.3cm" svg:y2="9.4cm">
          <text:p/>
        </draw:line>
        <draw:line draw:style-name="gr4" draw:text-style-name="P6" draw:layer="layout" svg:x1="3.6cm" svg:y1="8.4cm" svg:x2="3.6cm" svg:y2="9.4cm">
          <text:p/>
        </draw:line>
        <draw:line draw:style-name="gr4" draw:text-style-name="P6" draw:layer="layout" svg:x1="3.9cm" svg:y1="8.4cm" svg:x2="3.9cm" svg:y2="9.4cm">
          <text:p/>
        </draw:line>
        <draw:line draw:style-name="gr4" draw:text-style-name="P6" draw:layer="layout" svg:x1="4.2cm" svg:y1="8.4cm" svg:x2="4.2cm" svg:y2="9.4cm">
          <text:p/>
        </draw:line>
        <draw:line draw:style-name="gr4" draw:text-style-name="P6" draw:layer="layout" svg:x1="4.5cm" svg:y1="8.4cm" svg:x2="4.5cm" svg:y2="9.4cm">
          <text:p/>
        </draw:line>
        <draw:line draw:style-name="gr4" draw:text-style-name="P6" draw:layer="layout" svg:x1="4.8cm" svg:y1="8.4cm" svg:x2="4.8cm" svg:y2="9.4cm">
          <text:p/>
        </draw:line>
        <draw:line draw:style-name="gr4" draw:text-style-name="P6" draw:layer="layout" svg:x1="5.1cm" svg:y1="8.4cm" svg:x2="5.1cm" svg:y2="9.4cm">
          <text:p/>
        </draw:line>
        <draw:custom-shape draw:style-name="gr10" draw:text-style-name="P8" xml:id="id46" draw:id="id46" draw:layer="layout" svg:width="0.5cm" svg:height="0.5cm" svg:x="10.6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1.4cm" svg:y="11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50" draw:id="id50" draw:layer="layout" svg:width="1cm" svg:height="0.5cm" svg:x="15.5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48" draw:id="id48" draw:layer="layout" svg:width="0.5cm" svg:height="0.5cm" svg:x="14.6cm" svg:y="11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45" draw:id="id45" draw:layer="layout" svg:width="1.3cm" svg:height="0.5cm" svg:x="9cm" svg:y="11.1cm">
          <text:p/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type="curve" svg:x1="2.626cm" svg:y1="9.816cm" svg:x2="9.65cm" svg:y2="11.1cm" draw:end-shape="id45" draw:end-glue-point="0" svg:d="M2626 9816c0 588 7024-54 7024 1284" svg:viewBox="0 0 7025 1285">
          <text:p/>
        </draw:connector>
        <draw:connector draw:style-name="gr27" draw:text-style-name="P6" draw:layer="layout" draw:type="curve" svg:x1="6.48cm" svg:y1="9.504cm" svg:x2="10.85cm" svg:y2="11.1cm" draw:end-shape="id46" draw:end-glue-point="0" svg:d="M6480 9504c0 822 4370 24 4370 1596" svg:viewBox="0 0 4371 1597">
          <text:p/>
        </draw:connector>
        <draw:connector draw:style-name="gr28" draw:text-style-name="P6" draw:layer="layout" draw:type="curve" svg:x1="20.5cm" svg:y1="9.4cm" svg:x2="14.85cm" svg:y2="11.1cm" draw:start-shape="id47" draw:start-glue-point="2" draw:end-shape="id48" draw:end-glue-point="0" svg:d="M20500 9400c0 1275-5650 425-5650 1700" svg:viewBox="0 0 5651 1701">
          <text:p/>
        </draw:connector>
        <draw:connector draw:style-name="gr29" draw:text-style-name="P6" draw:layer="layout" draw:type="curve" svg:x1="21.7cm" svg:y1="9.4cm" svg:x2="16cm" svg:y2="11.1cm" draw:start-shape="id49" draw:start-glue-point="2" draw:end-shape="id50" draw:end-glue-point="0" svg:d="M21700 9400c0 1275-5700 425-5700 1700" svg:viewBox="0 0 5701 1701">
          <text:p/>
        </draw:connector>
        <draw:line draw:style-name="gr4" draw:text-style-name="P6" draw:layer="layout" svg:x1="20.2cm" svg:y1="8.4cm" svg:x2="20.2cm" svg:y2="9.4cm">
          <text:p/>
        </draw:line>
        <draw:line draw:style-name="gr4" draw:text-style-name="P6" xml:id="id47" draw:id="id47" draw:layer="layout" svg:x1="20.5cm" svg:y1="8.4cm" svg:x2="20.5cm" svg:y2="9.4cm">
          <text:p/>
        </draw:line>
        <draw:line draw:style-name="gr4" draw:text-style-name="P6" xml:id="id49" draw:id="id49" draw:layer="layout" svg:x1="21.7cm" svg:y1="8.4cm" svg:x2="21.7cm" svg:y2="9.4cm">
          <text:p/>
        </draw:line>
        <draw:custom-shape draw:style-name="gr52" draw:text-style-name="P5" draw:layer="layout" svg:width="1.5cm" svg:height="0.5cm" svg:x="20.5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21" draw:layer="layout" svg:width="25.199cm" svg:height="0.872cm" svg:x="1.4cm" svg:y="0.628cm" presentation:class="title" presentation:user-transformed="true">
          <draw:text-box>
            <text:p><text:span text:style-name="T7">Visualization of spans. (Default, 2x Mirror &amp; Raid 5)</text:span></text:p>
          </draw:text-box>
        </draw:frame>
        <draw:custom-shape draw:style-name="gr53" draw:text-style-name="P22" draw:layer="layout" svg:width="25cm" svg:height="1cm" svg:x="1.5cm" svg:y="3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3.5cm" svg:x2="2cm" svg:y2="4.5cm">
          <text:p/>
        </draw:line>
        <draw:line draw:style-name="gr4" draw:text-style-name="P6" draw:layer="layout" svg:x1="2.5cm" svg:y1="3.5cm" svg:x2="2.5cm" svg:y2="4.5cm">
          <text:p/>
        </draw:line>
        <draw:line draw:style-name="gr4" draw:text-style-name="P6" draw:layer="layout" svg:x1="3cm" svg:y1="3.5cm" svg:x2="3cm" svg:y2="4.5cm">
          <text:p/>
        </draw:line>
        <draw:line draw:style-name="gr4" draw:text-style-name="P6" draw:layer="layout" svg:x1="3.5cm" svg:y1="3.5cm" svg:x2="3.5cm" svg:y2="4.5cm">
          <text:p/>
        </draw:line>
        <draw:line draw:style-name="gr4" draw:text-style-name="P6" draw:layer="layout" svg:x1="4cm" svg:y1="3.5cm" svg:x2="4cm" svg:y2="4.5cm">
          <text:p/>
        </draw:line>
        <draw:line draw:style-name="gr4" draw:text-style-name="P6" draw:layer="layout" svg:x1="4.5cm" svg:y1="3.5cm" svg:x2="4.5cm" svg:y2="4.5cm">
          <text:p/>
        </draw:line>
        <draw:line draw:style-name="gr4" draw:text-style-name="P6" draw:layer="layout" svg:x1="5cm" svg:y1="3.5cm" svg:x2="5cm" svg:y2="4.5cm">
          <text:p/>
        </draw:line>
        <draw:line draw:style-name="gr4" draw:text-style-name="P6" draw:layer="layout" svg:x1="5.5cm" svg:y1="3.5cm" svg:x2="5.5cm" svg:y2="4.5cm">
          <text:p/>
        </draw:line>
        <draw:line draw:style-name="gr4" draw:text-style-name="P6" draw:layer="layout" svg:x1="6cm" svg:y1="3.5cm" svg:x2="6cm" svg:y2="4.5cm">
          <text:p/>
        </draw:line>
        <draw:line draw:style-name="gr4" draw:text-style-name="P6" draw:layer="layout" svg:x1="6.5cm" svg:y1="3.5cm" svg:x2="6.5cm" svg:y2="4.5cm">
          <text:p/>
        </draw:line>
        <draw:line draw:style-name="gr4" draw:text-style-name="P6" draw:layer="layout" svg:x1="7cm" svg:y1="3.5cm" svg:x2="7cm" svg:y2="4.5cm">
          <text:p/>
        </draw:line>
        <draw:line draw:style-name="gr4" draw:text-style-name="P6" draw:layer="layout" svg:x1="7.5cm" svg:y1="3.5cm" svg:x2="7.5cm" svg:y2="4.5cm">
          <text:p/>
        </draw:line>
        <draw:line draw:style-name="gr4" draw:text-style-name="P6" draw:layer="layout" svg:x1="8cm" svg:y1="3.5cm" svg:x2="8cm" svg:y2="4.5cm">
          <text:p/>
        </draw:line>
        <draw:line draw:style-name="gr4" draw:text-style-name="P6" draw:layer="layout" svg:x1="8.5cm" svg:y1="3.5cm" svg:x2="8.5cm" svg:y2="4.5cm">
          <text:p/>
        </draw:line>
        <draw:line draw:style-name="gr4" draw:text-style-name="P6" draw:layer="layout" svg:x1="9cm" svg:y1="3.5cm" svg:x2="9cm" svg:y2="4.5cm">
          <text:p/>
        </draw:line>
        <draw:line draw:style-name="gr4" draw:text-style-name="P6" draw:layer="layout" svg:x1="9.5cm" svg:y1="3.5cm" svg:x2="9.5cm" svg:y2="4.5cm">
          <text:p/>
        </draw:line>
        <draw:line draw:style-name="gr4" draw:text-style-name="P6" draw:layer="layout" svg:x1="10cm" svg:y1="3.5cm" svg:x2="10cm" svg:y2="4.5cm">
          <text:p/>
        </draw:line>
        <draw:line draw:style-name="gr4" draw:text-style-name="P6" draw:layer="layout" svg:x1="10.5cm" svg:y1="3.5cm" svg:x2="10.5cm" svg:y2="4.5cm">
          <text:p/>
        </draw:line>
        <draw:line draw:style-name="gr4" draw:text-style-name="P6" draw:layer="layout" svg:x1="11cm" svg:y1="3.5cm" svg:x2="11cm" svg:y2="4.5cm">
          <text:p/>
        </draw:line>
        <draw:line draw:style-name="gr4" draw:text-style-name="P6" draw:layer="layout" svg:x1="11.5cm" svg:y1="3.5cm" svg:x2="11.5cm" svg:y2="4.5cm">
          <text:p/>
        </draw:line>
        <draw:line draw:style-name="gr4" draw:text-style-name="P6" draw:layer="layout" svg:x1="12cm" svg:y1="3.5cm" svg:x2="12cm" svg:y2="4.5cm">
          <text:p/>
        </draw:line>
        <draw:line draw:style-name="gr4" draw:text-style-name="P6" draw:layer="layout" svg:x1="12.5cm" svg:y1="3.5cm" svg:x2="12.5cm" svg:y2="4.5cm">
          <text:p/>
        </draw:line>
        <draw:line draw:style-name="gr4" draw:text-style-name="P6" draw:layer="layout" svg:x1="13cm" svg:y1="3.5cm" svg:x2="13cm" svg:y2="4.5cm">
          <text:p/>
        </draw:line>
        <draw:line draw:style-name="gr4" draw:text-style-name="P6" draw:layer="layout" svg:x1="13.5cm" svg:y1="3.5cm" svg:x2="13.5cm" svg:y2="4.5cm">
          <text:p/>
        </draw:line>
        <draw:line draw:style-name="gr4" draw:text-style-name="P6" draw:layer="layout" svg:x1="14cm" svg:y1="3.5cm" svg:x2="14cm" svg:y2="4.5cm">
          <text:p/>
        </draw:line>
        <draw:line draw:style-name="gr4" draw:text-style-name="P6" draw:layer="layout" svg:x1="14.5cm" svg:y1="3.5cm" svg:x2="14.5cm" svg:y2="4.5cm">
          <text:p/>
        </draw:line>
        <draw:line draw:style-name="gr4" draw:text-style-name="P6" draw:layer="layout" svg:x1="15cm" svg:y1="3.5cm" svg:x2="15cm" svg:y2="4.5cm">
          <text:p/>
        </draw:line>
        <draw:line draw:style-name="gr4" draw:text-style-name="P6" draw:layer="layout" svg:x1="15.5cm" svg:y1="3.5cm" svg:x2="15.5cm" svg:y2="4.5cm">
          <text:p/>
        </draw:line>
        <draw:line draw:style-name="gr4" draw:text-style-name="P6" draw:layer="layout" svg:x1="16cm" svg:y1="3.5cm" svg:x2="16cm" svg:y2="4.5cm">
          <text:p/>
        </draw:line>
        <draw:line draw:style-name="gr4" draw:text-style-name="P6" draw:layer="layout" svg:x1="16.5cm" svg:y1="3.5cm" svg:x2="16.5cm" svg:y2="4.5cm">
          <text:p/>
        </draw:line>
        <draw:line draw:style-name="gr4" draw:text-style-name="P6" draw:layer="layout" svg:x1="17cm" svg:y1="3.5cm" svg:x2="17cm" svg:y2="4.5cm">
          <text:p/>
        </draw:line>
        <draw:line draw:style-name="gr4" draw:text-style-name="P6" draw:layer="layout" svg:x1="17.5cm" svg:y1="3.5cm" svg:x2="17.5cm" svg:y2="4.5cm">
          <text:p/>
        </draw:line>
        <draw:line draw:style-name="gr4" draw:text-style-name="P6" draw:layer="layout" svg:x1="20cm" svg:y1="3.5cm" svg:x2="20cm" svg:y2="4.5cm">
          <text:p/>
        </draw:line>
        <draw:line draw:style-name="gr4" draw:text-style-name="P6" draw:layer="layout" svg:x1="20.5cm" svg:y1="3.5cm" svg:x2="20.5cm" svg:y2="4.5cm">
          <text:p/>
        </draw:line>
        <draw:line draw:style-name="gr4" draw:text-style-name="P6" draw:layer="layout" svg:x1="21cm" svg:y1="3.5cm" svg:x2="21cm" svg:y2="4.5cm">
          <text:p/>
        </draw:line>
        <draw:line draw:style-name="gr4" draw:text-style-name="P6" draw:layer="layout" svg:x1="21.5cm" svg:y1="3.5cm" svg:x2="21.5cm" svg:y2="4.5cm">
          <text:p/>
        </draw:line>
        <draw:line draw:style-name="gr4" draw:text-style-name="P6" draw:layer="layout" svg:x1="22cm" svg:y1="3.5cm" svg:x2="22cm" svg:y2="4.5cm">
          <text:p/>
        </draw:line>
        <draw:line draw:style-name="gr4" draw:text-style-name="P6" draw:layer="layout" svg:x1="22.5cm" svg:y1="3.5cm" svg:x2="22.5cm" svg:y2="4.5cm">
          <text:p/>
        </draw:line>
        <draw:line draw:style-name="gr4" draw:text-style-name="P6" draw:layer="layout" svg:x1="23cm" svg:y1="3.5cm" svg:x2="23cm" svg:y2="4.5cm">
          <text:p/>
        </draw:line>
        <draw:line draw:style-name="gr4" draw:text-style-name="P6" draw:layer="layout" svg:x1="23.5cm" svg:y1="3.5cm" svg:x2="23.5cm" svg:y2="4.5cm">
          <text:p/>
        </draw:line>
        <draw:line draw:style-name="gr4" draw:text-style-name="P6" draw:layer="layout" svg:x1="24cm" svg:y1="3.5cm" svg:x2="24cm" svg:y2="4.5cm">
          <text:p/>
        </draw:line>
        <draw:line draw:style-name="gr4" draw:text-style-name="P6" draw:layer="layout" svg:x1="24.5cm" svg:y1="3.5cm" svg:x2="24.5cm" svg:y2="4.5cm">
          <text:p/>
        </draw:line>
        <draw:line draw:style-name="gr4" draw:text-style-name="P6" draw:layer="layout" svg:x1="25cm" svg:y1="3.5cm" svg:x2="25cm" svg:y2="4.5cm">
          <text:p/>
        </draw:line>
        <draw:line draw:style-name="gr4" draw:text-style-name="P6" draw:layer="layout" svg:x1="25.5cm" svg:y1="3.5cm" svg:x2="25.5cm" svg:y2="4.5cm">
          <text:p/>
        </draw:line>
        <draw:line draw:style-name="gr4" draw:text-style-name="P6" draw:layer="layout" svg:x1="26cm" svg:y1="3.5cm" svg:x2="26cm" svg:y2="4.5cm">
          <text:p/>
        </draw:line>
        <draw:line draw:style-name="gr4" draw:text-style-name="P6" draw:layer="layout" svg:x1="26.5cm" svg:y1="3.5cm" svg:x2="26.5cm" svg:y2="4.5cm">
          <text:p/>
        </draw:line>
        <draw:custom-shape draw:style-name="gr54" draw:text-style-name="P23" draw:layer="layout" svg:width="4cm" svg:height="0.5cm" svg:x="1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5.5cm" svg:x2="2cm" svg:y2="6cm">
          <text:p/>
        </draw:line>
        <draw:line draw:style-name="gr4" draw:text-style-name="P6" draw:layer="layout" svg:x1="2.5cm" svg:y1="5.5cm" svg:x2="2.5cm" svg:y2="6cm">
          <text:p/>
        </draw:line>
        <draw:line draw:style-name="gr4" draw:text-style-name="P6" draw:layer="layout" svg:x1="3cm" svg:y1="5.5cm" svg:x2="3cm" svg:y2="6cm">
          <text:p/>
        </draw:line>
        <draw:line draw:style-name="gr4" draw:text-style-name="P6" draw:layer="layout" svg:x1="3.5cm" svg:y1="5.5cm" svg:x2="3.5cm" svg:y2="6cm">
          <text:p/>
        </draw:line>
        <draw:line draw:style-name="gr4" draw:text-style-name="P6" draw:layer="layout" svg:x1="4cm" svg:y1="5.5cm" svg:x2="4cm" svg:y2="6cm">
          <text:p/>
        </draw:line>
        <draw:line draw:style-name="gr4" draw:text-style-name="P6" draw:layer="layout" svg:x1="4.5cm" svg:y1="5.5cm" svg:x2="4.5cm" svg:y2="6cm">
          <text:p/>
        </draw:line>
        <draw:line draw:style-name="gr4" draw:text-style-name="P6" draw:layer="layout" svg:x1="5cm" svg:y1="5.5cm" svg:x2="5cm" svg:y2="6cm">
          <text:p/>
        </draw:line>
        <draw:custom-shape draw:style-name="gr55" draw:text-style-name="P24" draw:layer="layout" svg:width="4cm" svg:height="0.5cm" svg:x="22.1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2.6cm" svg:y1="5.5cm" svg:x2="22.6cm" svg:y2="6cm">
          <text:p/>
        </draw:line>
        <draw:line draw:style-name="gr4" draw:text-style-name="P6" draw:layer="layout" svg:x1="23.1cm" svg:y1="5.5cm" svg:x2="23.1cm" svg:y2="6cm">
          <text:p/>
        </draw:line>
        <draw:line draw:style-name="gr4" draw:text-style-name="P6" draw:layer="layout" svg:x1="23.6cm" svg:y1="5.5cm" svg:x2="23.6cm" svg:y2="6cm">
          <text:p/>
        </draw:line>
        <draw:line draw:style-name="gr4" draw:text-style-name="P6" draw:layer="layout" svg:x1="24.1cm" svg:y1="5.5cm" svg:x2="24.1cm" svg:y2="6cm">
          <text:p/>
        </draw:line>
        <draw:line draw:style-name="gr4" draw:text-style-name="P6" draw:layer="layout" svg:x1="24.6cm" svg:y1="5.5cm" svg:x2="24.6cm" svg:y2="6cm">
          <text:p/>
        </draw:line>
        <draw:line draw:style-name="gr4" draw:text-style-name="P6" draw:layer="layout" svg:x1="25.1cm" svg:y1="5.5cm" svg:x2="25.1cm" svg:y2="6cm">
          <text:p/>
        </draw:line>
        <draw:line draw:style-name="gr4" draw:text-style-name="P6" draw:layer="layout" svg:x1="25.6cm" svg:y1="5.5cm" svg:x2="25.6cm" svg:y2="6cm">
          <text:p/>
        </draw:line>
        <draw:custom-shape draw:style-name="gr55" draw:text-style-name="P24" draw:layer="layout" svg:width="4cm" svg:height="0.5cm" svg:x="22.1cm" svg:y="6.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2.6cm" svg:y1="6.3cm" svg:x2="22.6cm" svg:y2="6.8cm">
          <text:p/>
        </draw:line>
        <draw:line draw:style-name="gr4" draw:text-style-name="P6" draw:layer="layout" svg:x1="23.1cm" svg:y1="6.3cm" svg:x2="23.1cm" svg:y2="6.8cm">
          <text:p/>
        </draw:line>
        <draw:line draw:style-name="gr4" draw:text-style-name="P6" draw:layer="layout" svg:x1="23.6cm" svg:y1="6.3cm" svg:x2="23.6cm" svg:y2="6.8cm">
          <text:p/>
        </draw:line>
        <draw:line draw:style-name="gr4" draw:text-style-name="P6" draw:layer="layout" svg:x1="24.1cm" svg:y1="6.3cm" svg:x2="24.1cm" svg:y2="6.8cm">
          <text:p/>
        </draw:line>
        <draw:line draw:style-name="gr4" draw:text-style-name="P6" draw:layer="layout" svg:x1="24.6cm" svg:y1="6.3cm" svg:x2="24.6cm" svg:y2="6.8cm">
          <text:p/>
        </draw:line>
        <draw:line draw:style-name="gr4" draw:text-style-name="P6" draw:layer="layout" svg:x1="25.1cm" svg:y1="6.3cm" svg:x2="25.1cm" svg:y2="6.8cm">
          <text:p/>
        </draw:line>
        <draw:line draw:style-name="gr4" draw:text-style-name="P6" draw:layer="layout" svg:x1="25.6cm" svg:y1="6.3cm" svg:x2="25.6cm" svg:y2="6.8cm">
          <text:p/>
        </draw:line>
        <draw:custom-shape draw:style-name="gr56" draw:text-style-name="P25" draw:layer="layout" svg:width="11cm" svg:height="0.5cm" svg:x="6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5.5cm" svg:x2="7.875cm" svg:y2="6cm">
          <text:p/>
        </draw:line>
        <draw:line draw:style-name="gr4" draw:text-style-name="P6" draw:layer="layout" svg:x1="9.25cm" svg:y1="5.5cm" svg:x2="9.25cm" svg:y2="6cm">
          <text:p/>
        </draw:line>
        <draw:line draw:style-name="gr4" draw:text-style-name="P6" draw:layer="layout" svg:x1="10.625cm" svg:y1="5.5cm" svg:x2="10.625cm" svg:y2="6cm">
          <text:p/>
        </draw:line>
        <draw:line draw:style-name="gr4" draw:text-style-name="P6" draw:layer="layout" svg:x1="12cm" svg:y1="5.5cm" svg:x2="12cm" svg:y2="6cm">
          <text:p/>
        </draw:line>
        <draw:line draw:style-name="gr4" draw:text-style-name="P6" draw:layer="layout" svg:x1="13.375cm" svg:y1="5.5cm" svg:x2="13.375cm" svg:y2="6cm">
          <text:p/>
        </draw:line>
        <draw:line draw:style-name="gr4" draw:text-style-name="P6" draw:layer="layout" svg:x1="14.75cm" svg:y1="5.5cm" svg:x2="14.75cm" svg:y2="6cm">
          <text:p/>
        </draw:line>
        <draw:line draw:style-name="gr4" draw:text-style-name="P6" draw:layer="layout" svg:x1="16.125cm" svg:y1="5.5cm" svg:x2="16.125cm" svg:y2="6cm">
          <text:p/>
        </draw:line>
        <draw:custom-shape draw:style-name="gr56" draw:text-style-name="P25" draw:layer="layout" svg:width="11cm" svg:height="0.5cm" svg:x="6.5cm" svg:y="6.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6.3cm" svg:x2="7.875cm" svg:y2="6.8cm">
          <text:p/>
        </draw:line>
        <draw:line draw:style-name="gr4" draw:text-style-name="P6" draw:layer="layout" svg:x1="9.25cm" svg:y1="6.3cm" svg:x2="9.25cm" svg:y2="6.8cm">
          <text:p/>
        </draw:line>
        <draw:line draw:style-name="gr4" draw:text-style-name="P6" draw:layer="layout" svg:x1="10.625cm" svg:y1="6.3cm" svg:x2="10.625cm" svg:y2="6.8cm">
          <text:p/>
        </draw:line>
        <draw:line draw:style-name="gr4" draw:text-style-name="P6" draw:layer="layout" svg:x1="12cm" svg:y1="6.3cm" svg:x2="12cm" svg:y2="6.8cm">
          <text:p/>
        </draw:line>
        <draw:line draw:style-name="gr4" draw:text-style-name="P6" draw:layer="layout" svg:x1="13.375cm" svg:y1="6.3cm" svg:x2="13.375cm" svg:y2="6.8cm">
          <text:p/>
        </draw:line>
        <draw:line draw:style-name="gr4" draw:text-style-name="P6" draw:layer="layout" svg:x1="14.75cm" svg:y1="6.3cm" svg:x2="14.75cm" svg:y2="6.8cm">
          <text:p/>
        </draw:line>
        <draw:line draw:style-name="gr4" draw:text-style-name="P6" draw:layer="layout" svg:x1="16.125cm" svg:y1="6.3cm" svg:x2="16.125cm" svg:y2="6.8cm">
          <text:p/>
        </draw:line>
        <draw:custom-shape draw:style-name="gr56" draw:text-style-name="P25" draw:layer="layout" svg:width="11cm" svg:height="0.5cm" svg:x="6.5cm" svg:y="7.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7.1cm" svg:x2="7.875cm" svg:y2="7.6cm">
          <text:p/>
        </draw:line>
        <draw:line draw:style-name="gr4" draw:text-style-name="P6" draw:layer="layout" svg:x1="9.25cm" svg:y1="7.1cm" svg:x2="9.25cm" svg:y2="7.6cm">
          <text:p/>
        </draw:line>
        <draw:line draw:style-name="gr4" draw:text-style-name="P6" draw:layer="layout" svg:x1="10.625cm" svg:y1="7.1cm" svg:x2="10.625cm" svg:y2="7.6cm">
          <text:p/>
        </draw:line>
        <draw:line draw:style-name="gr4" draw:text-style-name="P6" draw:layer="layout" svg:x1="12cm" svg:y1="7.1cm" svg:x2="12cm" svg:y2="7.6cm">
          <text:p/>
        </draw:line>
        <draw:line draw:style-name="gr4" draw:text-style-name="P6" draw:layer="layout" svg:x1="13.375cm" svg:y1="7.1cm" svg:x2="13.375cm" svg:y2="7.6cm">
          <text:p/>
        </draw:line>
        <draw:line draw:style-name="gr4" draw:text-style-name="P6" draw:layer="layout" svg:x1="14.75cm" svg:y1="7.1cm" svg:x2="14.75cm" svg:y2="7.6cm">
          <text:p/>
        </draw:line>
        <draw:line draw:style-name="gr4" draw:text-style-name="P6" draw:layer="layout" svg:x1="16.125cm" svg:y1="7.1cm" svg:x2="16.125cm" svg:y2="7.6cm">
          <text:p/>
        </draw:line>
        <draw:custom-shape draw:style-name="gr56" draw:text-style-name="P25" draw:layer="layout" svg:width="11cm" svg:height="0.5cm" svg:x="6.5cm" svg:y="7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7.9cm" svg:x2="7.875cm" svg:y2="8.4cm">
          <text:p/>
        </draw:line>
        <draw:line draw:style-name="gr4" draw:text-style-name="P6" draw:layer="layout" svg:x1="9.25cm" svg:y1="7.9cm" svg:x2="9.25cm" svg:y2="8.4cm">
          <text:p/>
        </draw:line>
        <draw:line draw:style-name="gr4" draw:text-style-name="P6" draw:layer="layout" svg:x1="10.625cm" svg:y1="7.9cm" svg:x2="10.625cm" svg:y2="8.4cm">
          <text:p/>
        </draw:line>
        <draw:line draw:style-name="gr4" draw:text-style-name="P6" draw:layer="layout" svg:x1="12cm" svg:y1="7.9cm" svg:x2="12cm" svg:y2="8.4cm">
          <text:p/>
        </draw:line>
        <draw:line draw:style-name="gr4" draw:text-style-name="P6" draw:layer="layout" svg:x1="13.375cm" svg:y1="7.9cm" svg:x2="13.375cm" svg:y2="8.4cm">
          <text:p/>
        </draw:line>
        <draw:line draw:style-name="gr4" draw:text-style-name="P6" draw:layer="layout" svg:x1="14.75cm" svg:y1="7.9cm" svg:x2="14.75cm" svg:y2="8.4cm">
          <text:p/>
        </draw:line>
        <draw:line draw:style-name="gr4" draw:text-style-name="P6" draw:layer="layout" svg:x1="16.125cm" svg:y1="7.9cm" svg:x2="16.125cm" svg:y2="8.4cm">
          <text:p/>
        </draw:line>
        <draw:custom-shape draw:style-name="gr56" draw:text-style-name="P25" draw:layer="layout" svg:width="11cm" svg:height="0.5cm" svg:x="6.5cm" svg:y="8.7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8.7cm" svg:x2="7.875cm" svg:y2="9.2cm">
          <text:p/>
        </draw:line>
        <draw:line draw:style-name="gr4" draw:text-style-name="P6" draw:layer="layout" svg:x1="9.25cm" svg:y1="8.7cm" svg:x2="9.25cm" svg:y2="9.2cm">
          <text:p/>
        </draw:line>
        <draw:line draw:style-name="gr4" draw:text-style-name="P6" draw:layer="layout" svg:x1="10.625cm" svg:y1="8.7cm" svg:x2="10.625cm" svg:y2="9.2cm">
          <text:p/>
        </draw:line>
        <draw:line draw:style-name="gr4" draw:text-style-name="P6" draw:layer="layout" svg:x1="12cm" svg:y1="8.7cm" svg:x2="12cm" svg:y2="9.2cm">
          <text:p/>
        </draw:line>
        <draw:line draw:style-name="gr4" draw:text-style-name="P6" draw:layer="layout" svg:x1="13.375cm" svg:y1="8.7cm" svg:x2="13.375cm" svg:y2="9.2cm">
          <text:p/>
        </draw:line>
        <draw:line draw:style-name="gr4" draw:text-style-name="P6" draw:layer="layout" svg:x1="14.75cm" svg:y1="8.7cm" svg:x2="14.75cm" svg:y2="9.2cm">
          <text:p/>
        </draw:line>
        <draw:line draw:style-name="gr4" draw:text-style-name="P6" draw:layer="layout" svg:x1="16.125cm" svg:y1="8.7cm" svg:x2="16.125cm" svg:y2="9.2cm">
          <text:p/>
        </draw:line>
        <draw:frame draw:style-name="gr57" draw:text-style-name="P26" draw:layer="layout" svg:width="12.1cm" svg:height="1.199cm" svg:x="1.4cm" svg:y="2.8cm">
          <draw:text-box>
            <text:p><text:span text:style-name="T7">DBN Space (0 to MAX_DBNS) i.e 128GB worth of 8k blocks</text:span></text:p>
          </draw:text-box>
        </draw:frame>
        <draw:custom-shape draw:style-name="gr58" draw:text-style-name="P28" draw:layer="layout" svg:width="4.5cm" svg:height="3cm" svg:x="0.5cm" svg:y="7cm">
          <text:p text:style-name="P27"><text:span text:style-name="T3">A default span of 1GB </text:span></text:p>
          <text:p text:style-name="P27"><text:span text:style-name="T3">(no protection) which maps </text:span></text:p>
          <text:p text:style-name="P27"><text:span text:style-name="T3">to 1GB of DBN address space</text:span>.</text:p>
          <draw:enhanced-geometry svg:viewBox="0 0 21600 21600" draw:text-areas="800 800 20800 20800" draw:type="round-rectangular-callout" draw:modifiers="6195.42323928016 -6593.00233255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9" draw:layer="layout" svg:width="8cm" svg:height="2cm" svg:x="10.5cm" svg:y="10cm">
          <text:p text:style-name="P27"><text:span text:style-name="T3">A RAID5 span of 4GB which is spead over 5 1GB </text:span></text:p>
          <text:p text:style-name="P27"><text:span text:style-name="T3">chunks over 5 different chunks. This in total maps </text:span></text:p>
          <text:p text:style-name="P27"><text:span text:style-name="T3">to 4GB of DBN address space</text:span>.</text:p>
          <draw:enhanced-geometry svg:viewBox="0 0 21600 21600" draw:text-areas="800 800 20800 20800" draw:type="round-rectangular-callout" draw:modifiers="-898.987626546682 -8095.952023988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30" draw:layer="layout" svg:width="4.5cm" svg:height="3cm" svg:x="22cm" svg:y="8.5cm">
          <text:p text:style-name="P27"><text:span text:style-name="T3">A MIRROR span of 1GB </text:span></text:p>
          <text:p text:style-name="P27"><text:span text:style-name="T3">(2x mirror) which maps</text:span></text:p>
          <text:p text:style-name="P27"><text:span text:style-name="T3">to 1GB of DBN address space,</text:span></text:p>
          <text:p text:style-name="P27"><text:span text:style-name="T3">Each 1GB of the mirror is in 2 </text:span></text:p>
          <text:p text:style-name="P27"><text:span text:style-name="T3">Different chunks.</text:span> </text:p>
          <draw:enhanced-geometry svg:viewBox="0 0 21600 21600" draw:text-areas="800 800 20800 20800" draw:type="round-rectangular-callout" draw:modifiers="6195.42323928016 -6593.00233255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measure draw:style-name="gr61" draw:text-style-name="P32" draw:layer="measurelines" svg:x1="1.5cm" svg:y1="6cm" svg:x2="5.5cm" svg:y2="6cm">
          <text:p text:style-name="P31"><text:span text:style-name="T8">1GB</text:span></text:p>
        </draw:measure>
        <draw:measure draw:style-name="gr61" draw:text-style-name="P32" draw:layer="layout" svg:x1="22.1cm" svg:y1="6cm" svg:x2="26.1cm" svg:y2="6cm">
          <text:p text:style-name="P31"><text:span text:style-name="T8">1GB</text:span></text:p>
        </draw:measure>
        <draw:measure draw:style-name="gr62" draw:text-style-name="P33" draw:layer="layout" svg:x1="6.5cm" svg:y1="5.6cm" svg:x2="17.5cm" svg:y2="5.5cm">
          <text:p text:style-name="P33"><text:span text:style-name="T8">4GB</text:span></text:p>
        </draw:measure>
        <draw:frame draw:style-name="gr63" draw:text-style-name="P34" draw:layer="layout" svg:width="4cm" svg:height="1.039cm" svg:x="1cm" svg:y="10.355cm">
          <draw:text-box>
            <text:p><text:span text:style-name="T9">Ex. </text:span><text:span text:style-name="T9"><text:a xlink:href="../../../../../File1.redfs" xlink:type="simple">C:\File1.redfs</text:a></text:span><text:span text:style-name="T9"><text:s/>(offset 10GB to 11GB)</text:span></text:p>
          </draw:text-box>
        </draw:frame>
        <draw:frame draw:style-name="gr63" draw:text-style-name="P34" draw:layer="layout" svg:width="4cm" svg:height="1.039cm" svg:x="22.5cm" svg:y="11.961cm">
          <draw:text-box>
            <text:p><text:span text:style-name="T9">Ex. </text:span><text:span text:style-name="T9"><text:a xlink:href="../../../../../File1.redfs" xlink:type="simple">C:\File1.redfs</text:a></text:span><text:span text:style-name="T9"><text:s/>(offset 1GB to 2GB)</text:span></text:p>
          </draw:text-box>
        </draw:frame>
        <draw:frame draw:style-name="gr63" draw:text-style-name="P34" draw:layer="layout" svg:width="4cm" svg:height="1.039cm" svg:x="22.5cm" svg:y="13.262cm">
          <draw:text-box>
            <text:p><text:span text:style-name="T9">Ex. C:\File2 (offset 6GB to 7GB)</text:span></text:p>
          </draw:text-box>
        </draw:frame>
        <draw:frame draw:style-name="gr30" draw:text-style-name="P34" draw:layer="layout" svg:width="6.9cm" svg:height="0.645cm" svg:x="11.1cm" svg:y="12.2cm">
          <draw:text-box>
            <text:p><text:span text:style-name="T9">Ex. C:\File1 (offset 4GB to 5GB)</text:span></text:p>
          </draw:text-box>
        </draw:frame>
        <draw:frame draw:style-name="gr30" draw:text-style-name="P34" draw:layer="layout" svg:width="6.9cm" svg:height="0.645cm" svg:x="11.1cm" svg:y="12.901cm">
          <draw:text-box>
            <text:p><text:span text:style-name="T9">Ex. C:\File2 (offset 8GB to 9GB)</text:span></text:p>
          </draw:text-box>
        </draw:frame>
        <draw:frame draw:style-name="gr30" draw:text-style-name="P34" draw:layer="layout" svg:width="6.9cm" svg:height="0.645cm" svg:x="11.1cm" svg:y="13.502cm">
          <draw:text-box>
            <text:p><text:span text:style-name="T9">Ex. C:\File3 (offset 1GB to 2GB)</text:span></text:p>
          </draw:text-box>
        </draw:frame>
        <draw:frame draw:style-name="gr30" draw:text-style-name="P34" draw:layer="layout" svg:width="6.9cm" svg:height="0.645cm" svg:x="11.1cm" svg:y="14.103cm">
          <draw:text-box>
            <text:p><text:span text:style-name="T9">Ex. C:\File4 (offset 16GB to 17GB)</text:span></text:p>
          </draw:text-box>
        </draw:frame>
        <draw:frame draw:style-name="gr30" draw:text-style-name="P34" draw:layer="layout" svg:width="6.9cm" svg:height="0.645cm" svg:x="11.1cm" svg:y="14.703cm">
          <draw:text-box>
            <text:p><text:span text:style-name="T9">Ex. C:\File5 (offset 0GB to 1GB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3" draw:layer="layout" svg:width="5.6cm" svg:height="0.872cm" svg:x="10.4cm" svg:y="1.5cm" presentation:class="title" presentation:user-transformed="true">
          <draw:text-box>
            <text:p><text:span text:style-name="T2">Prepare Read pl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5.6cm" svg:height="0.872cm" svg:x="10.4cm" svg:y="1.5cm" presentation:class="title" presentation:user-transformed="true">
          <draw:text-box>
            <text:p><text:span text:style-name="T2">Prepare Write pl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5" draw:layer="layout" svg:width="25.199cm" svg:height="2.629cm" svg:x="1.4cm" svg:y="0.628cm" presentation:class="title">
          <draw:text-box>
            <text:p><text:span text:style-name="T10">FSID or VolumeId</text:span></text:p>
          </draw:text-box>
        </draw:frame>
        <draw:frame presentation:style-name="pr4" draw:text-style-name="P3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FSID is file system ID, which represents a unique volume. This unique volume could be a leaf volume or a snapshot/clone.</text:span></text:p>
              </text:list-item>
              <text:list-item>
                <text:p><text:span text:style-name="T11">A volume represented by this FSID can be mounted to a drive, say </text:span><text:span text:style-name="T11"><text:a xlink:href="file:///X:/" xlink:type="simple">X:/</text:a></text:span><text:span text:style-name="T11">, and can be read. Depending on the volume type, the data may be read-only or read-write</text:span></text:p>
              </text:list-item>
              <text:list-item>
                <text:p><text:span text:style-name="T11">A FSID can be snapshotted or cloned. REDFS supports snapshot and clone in O(1) time.</text:span></text:p>
              </text:list-item>
              <text:list-item>
                <text:p><text:span text:style-name="T11">A FSID, aka volume, represents an unique set of data and is a directory based file system with a directory structure, exactly as if you viewed a drive in windows.</text:span></text:p>
              </text:list-item>
              <text:list-item>
                <text:p><text:span text:style-name="T11">There is no limit on the number of FSIDs (aka volumes) that can be created in REDFS.</text:span></text:p>
              </text:list-item>
              <text:list-item>
                <text:p><text:span text:style-name="T11">FSID 0 represents a unique “Zero Volume” that acts as a template to create a new empty volume. “Zero volume” is the root of the volume tree that you can view in the graphical browser. A “Zero Volume” can only be cloned and not snap-shot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7" draw:layer="layout" svg:width="25.199cm" svg:height="2.629cm" svg:x="1.4cm" svg:y="0.628cm" presentation:class="title">
          <draw:text-box>
            <text:p>Inod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n inode is a logical item in the file system. An inode is a unique 32-bit integer representing a file or a directory.</text:span></text:p>
              </text:list-item>
              <text:list-item>
                <text:p><text:span text:style-name="T2">An inode could have attributes such as size, time stamps, security settings etc. Inodes are allocated in monotonically increasing order as and when new files or directories are created.</text:span></text:p>
              </text:list-item>
              <text:list-item>
                <text:p><text:span text:style-name="T2">We could have reserved inodes in the file system.</text:span></text:p>
              </text:list-item>
              <text:list-item>
                <text:p><text:span text:style-name="T2">When a volume is cloned, the corresponding files/directories in the source and destination have the same inode.</text:span></text:p>
              </text:list-item>
              <text:list-item>
                <text:p><text:span text:style-name="T2">However, when you explicitly clone a file or directory, a new inode number is created. The inode number is assigned irrespective of whether the clone operation is in the same volume or cross volume clon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36" draw:layer="layout" svg:width="25.199cm" svg:height="0.872cm" svg:x="1.4cm" svg:y="0.628cm" presentation:class="title" presentation:user-transformed="true">
          <draw:text-box>
            <text:p><text:span text:style-name="T11">File Inode</text:span></text:p>
          </draw:text-box>
        </draw:frame>
        <draw:frame presentation:style-name="pr4" draw:text-style-name="P3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36" draw:layer="layout" svg:width="25.199cm" svg:height="0.872cm" svg:x="1.4cm" svg:y="0.628cm" presentation:class="title" presentation:user-transformed="true">
          <draw:text-box>
            <text:p><text:span text:style-name="T11">Directory inode</text:span></text:p>
          </draw:text-box>
        </draw:frame>
        <draw:frame presentation:style-name="pr4" draw:text-style-name="P3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64" draw:text-style-name="P38" draw:layer="layout" svg:width="27.041cm" svg:height="2cm" svg:x="0.5cm" svg:y="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9" xml:id="id52" draw:id="id52" draw:layer="layout" svg:width="10.5cm" svg:height="5.5cm" svg:x="3.3cm" svg:y="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0" draw:layer="layout" svg:width="25.199cm" svg:height="1.372cm" svg:x="1.4cm" svg:y="0.628cm" presentation:class="title" presentation:user-transformed="true">
          <draw:text-box>
            <text:p><text:span text:style-name="T12">REDFS Logical layout</text:span></text:p>
          </draw:text-box>
        </draw:frame>
        <draw:custom-shape draw:style-name="gr66" draw:text-style-name="P42" xml:id="id55" draw:id="id55" draw:layer="layout" svg:width="3cm" svg:height="1cm" svg:x="1.5cm" svg:y="2.5cm">
          <text:p text:style-name="P41"><text:span text:style-name="T7">FSID 0</text:span></text:p>
          <text:p text:style-name="P41"><text:span text:style-name="T13">(zero volume)</text:span></text:p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10.5cm" svg:height="0.5cm" svg:x="3.3cm" svg:y="10.7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2cm" svg:y1="11.2cm" svg:x2="4.2cm" svg:y2="10.7cm">
          <text:p/>
        </draw:line>
        <draw:line draw:style-name="gr4" draw:text-style-name="P6" draw:layer="layout" svg:x1="3.6cm" svg:y1="11.2cm" svg:x2="3.6cm" svg:y2="10.7cm">
          <text:p/>
        </draw:line>
        <draw:line draw:style-name="gr4" draw:text-style-name="P6" draw:layer="layout" svg:x1="3.9cm" svg:y1="11.2cm" svg:x2="3.9cm" svg:y2="10.7cm">
          <text:p/>
        </draw:line>
        <draw:line draw:style-name="gr4" draw:text-style-name="P6" draw:layer="layout" svg:x1="5.1cm" svg:y1="11.2cm" svg:x2="5.1cm" svg:y2="10.7cm">
          <text:p/>
        </draw:line>
        <draw:line draw:style-name="gr4" draw:text-style-name="P6" draw:layer="layout" svg:x1="4.5cm" svg:y1="11.2cm" svg:x2="4.5cm" svg:y2="10.7cm">
          <text:p/>
        </draw:line>
        <draw:line draw:style-name="gr4" draw:text-style-name="P6" draw:layer="layout" svg:x1="4.8cm" svg:y1="11.2cm" svg:x2="4.8cm" svg:y2="10.7cm">
          <text:p/>
        </draw:line>
        <draw:line draw:style-name="gr4" draw:text-style-name="P6" draw:layer="layout" svg:x1="6cm" svg:y1="11.2cm" svg:x2="6cm" svg:y2="10.7cm">
          <text:p/>
        </draw:line>
        <draw:line draw:style-name="gr4" draw:text-style-name="P6" draw:layer="layout" svg:x1="5.4cm" svg:y1="11.2cm" svg:x2="5.4cm" svg:y2="10.7cm">
          <text:p/>
        </draw:line>
        <draw:line draw:style-name="gr4" draw:text-style-name="P6" draw:layer="layout" svg:x1="5.7cm" svg:y1="11.2cm" svg:x2="5.7cm" svg:y2="10.7cm">
          <text:p/>
        </draw:line>
        <draw:line draw:style-name="gr4" draw:text-style-name="P6" draw:layer="layout" svg:x1="6.9cm" svg:y1="11.2cm" svg:x2="6.9cm" svg:y2="10.7cm">
          <text:p/>
        </draw:line>
        <draw:line draw:style-name="gr4" draw:text-style-name="P6" draw:layer="layout" svg:x1="6.3cm" svg:y1="11.2cm" svg:x2="6.3cm" svg:y2="10.7cm">
          <text:p/>
        </draw:line>
        <draw:line draw:style-name="gr4" draw:text-style-name="P6" draw:layer="layout" svg:x1="6.6cm" svg:y1="11.2cm" svg:x2="6.6cm" svg:y2="10.7cm">
          <text:p/>
        </draw:line>
        <draw:line draw:style-name="gr4" draw:text-style-name="P6" draw:layer="layout" svg:x1="7.8cm" svg:y1="11.2cm" svg:x2="7.8cm" svg:y2="10.7cm">
          <text:p/>
        </draw:line>
        <draw:line draw:style-name="gr4" draw:text-style-name="P6" draw:layer="layout" svg:x1="7.2cm" svg:y1="11.2cm" svg:x2="7.2cm" svg:y2="10.7cm">
          <text:p/>
        </draw:line>
        <draw:line draw:style-name="gr4" draw:text-style-name="P6" draw:layer="layout" svg:x1="7.5cm" svg:y1="11.2cm" svg:x2="7.5cm" svg:y2="10.7cm">
          <text:p/>
        </draw:line>
        <draw:line draw:style-name="gr4" draw:text-style-name="P6" draw:layer="layout" svg:x1="8.7cm" svg:y1="11.2cm" svg:x2="8.7cm" svg:y2="10.7cm">
          <text:p/>
        </draw:line>
        <draw:line draw:style-name="gr4" draw:text-style-name="P6" draw:layer="layout" svg:x1="8.1cm" svg:y1="11.2cm" svg:x2="8.1cm" svg:y2="10.7cm">
          <text:p/>
        </draw:line>
        <draw:line draw:style-name="gr4" draw:text-style-name="P6" draw:layer="layout" svg:x1="8.4cm" svg:y1="11.2cm" svg:x2="8.4cm" svg:y2="10.7cm">
          <text:p/>
        </draw:line>
        <draw:line draw:style-name="gr4" draw:text-style-name="P6" draw:layer="layout" svg:x1="9.6cm" svg:y1="11.2cm" svg:x2="9.6cm" svg:y2="10.7cm">
          <text:p/>
        </draw:line>
        <draw:line draw:style-name="gr4" draw:text-style-name="P6" draw:layer="layout" svg:x1="9cm" svg:y1="11.2cm" svg:x2="9cm" svg:y2="10.7cm">
          <text:p/>
        </draw:line>
        <draw:line draw:style-name="gr4" draw:text-style-name="P6" draw:layer="layout" svg:x1="9.3cm" svg:y1="11.2cm" svg:x2="9.3cm" svg:y2="10.7cm">
          <text:p/>
        </draw:line>
        <draw:line draw:style-name="gr4" draw:text-style-name="P6" draw:layer="layout" svg:x1="10.5cm" svg:y1="11.2cm" svg:x2="10.5cm" svg:y2="10.7cm">
          <text:p/>
        </draw:line>
        <draw:line draw:style-name="gr4" draw:text-style-name="P6" draw:layer="layout" svg:x1="9.9cm" svg:y1="11.2cm" svg:x2="9.9cm" svg:y2="10.7cm">
          <text:p/>
        </draw:line>
        <draw:line draw:style-name="gr4" draw:text-style-name="P6" draw:layer="layout" svg:x1="10.2cm" svg:y1="11.2cm" svg:x2="10.2cm" svg:y2="10.7cm">
          <text:p/>
        </draw:line>
        <draw:line draw:style-name="gr4" draw:text-style-name="P6" draw:layer="layout" svg:x1="10.8cm" svg:y1="11.2cm" svg:x2="10.8cm" svg:y2="10.7cm">
          <text:p/>
        </draw:line>
        <draw:line draw:style-name="gr4" draw:text-style-name="P6" draw:layer="layout" svg:x1="11.7cm" svg:y1="11.2cm" svg:x2="11.7cm" svg:y2="10.7cm">
          <text:p/>
        </draw:line>
        <draw:line draw:style-name="gr4" draw:text-style-name="P6" draw:layer="layout" svg:x1="11.1cm" svg:y1="11.2cm" svg:x2="11.1cm" svg:y2="10.7cm">
          <text:p/>
        </draw:line>
        <draw:line draw:style-name="gr4" draw:text-style-name="P6" draw:layer="layout" svg:x1="11.4cm" svg:y1="11.2cm" svg:x2="11.4cm" svg:y2="10.7cm">
          <text:p/>
        </draw:line>
        <draw:line draw:style-name="gr4" draw:text-style-name="P6" draw:layer="layout" svg:x1="12.6cm" svg:y1="11.2cm" svg:x2="12.6cm" svg:y2="10.7cm">
          <text:p/>
        </draw:line>
        <draw:line draw:style-name="gr4" draw:text-style-name="P6" draw:layer="layout" svg:x1="12cm" svg:y1="11.2cm" svg:x2="12cm" svg:y2="10.7cm">
          <text:p/>
        </draw:line>
        <draw:line draw:style-name="gr4" draw:text-style-name="P6" draw:layer="layout" svg:x1="12.3cm" svg:y1="11.2cm" svg:x2="12.3cm" svg:y2="10.7cm">
          <text:p/>
        </draw:line>
        <draw:line draw:style-name="gr4" draw:text-style-name="P6" draw:layer="layout" svg:x1="13.5cm" svg:y1="11.2cm" svg:x2="13.5cm" svg:y2="10.7cm">
          <text:p/>
        </draw:line>
        <draw:line draw:style-name="gr4" draw:text-style-name="P6" draw:layer="layout" svg:x1="12.9cm" svg:y1="11.2cm" svg:x2="12.9cm" svg:y2="10.7cm">
          <text:p/>
        </draw:line>
        <draw:line draw:style-name="gr4" draw:text-style-name="P6" draw:layer="layout" svg:x1="13.2cm" svg:y1="11.2cm" svg:x2="13.2cm" svg:y2="10.7cm">
          <text:p/>
        </draw:line>
        <draw:custom-shape draw:style-name="gr68" draw:text-style-name="P44" draw:layer="layout" svg:width="0.5cm" svg:height="0.5cm" svg:x="4.6cm" svg:y="6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6.9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6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9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2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5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8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1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4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7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7.1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8.3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8.6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8.9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9.2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7.7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8cm" svg:y="8.8cm">
          <text:p/>
          <draw:enhanced-geometry svg:viewBox="0 0 21600 21600" draw:type="rectangle" draw:enhanced-path="M 0 0 L 21600 0 21600 21600 0 21600 0 0 Z N"/>
        </draw:custom-shape>
        <draw:frame draw:style-name="gr69" draw:text-style-name="P45" draw:layer="layout" svg:width="2.5cm" svg:height="0.489cm" svg:x="5.2cm" svg:y="6.7cm">
          <draw:text-box>
            <text:p><text:span text:style-name="T14">Inode file root</text:span></text:p>
          </draw:text-box>
        </draw:frame>
        <draw:frame draw:style-name="gr69" draw:text-style-name="P45" draw:layer="layout" svg:width="2.5cm" svg:height="0.489cm" svg:x="7.4cm" svg:y="7.401cm">
          <draw:text-box>
            <text:p><text:span text:style-name="T14">Inode file indirects</text:span></text:p>
          </draw:text-box>
        </draw:frame>
        <draw:frame draw:style-name="gr70" draw:text-style-name="P45" draw:layer="layout" svg:width="2.5cm" svg:height="0.965cm" svg:x="9.3cm" svg:y="8.602cm">
          <draw:text-box>
            <text:p><text:span text:style-name="T14">Inode file data, where actual inode root is located</text:span></text:p>
          </draw:text-box>
        </draw:frame>
        <draw:custom-shape draw:style-name="gr71" draw:text-style-name="P5" draw:layer="layout" svg:width="1cm" svg:height="0.5cm" svg:x="7.3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5" draw:layer="layout" svg:width="5.2cm" svg:height="0.499cm" svg:x="8.6cm" svg:y="10.201cm">
          <draw:text-box>
            <text:p><text:span text:style-name="T14">Logical flat space of inode roots stored in FSID</text:span></text:p>
          </draw:text-box>
        </draw:frame>
        <draw:custom-shape draw:style-name="gr66" draw:text-style-name="P42" xml:id="id51" draw:id="id51" draw:layer="layout" svg:width="3cm" svg:height="1cm" svg:x="4.8cm" svg:y="2.5cm">
          <text:p text:style-name="P41"><text:span text:style-name="T7">FSID 1</text:span></text:p>
          <text:p text:style-name="P41"><text:span text:style-name="T13">(Backup volume)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xml:id="id53" draw:id="id53" draw:layer="layout" svg:width="3cm" svg:height="1cm" svg:x="8cm" svg:y="2.5cm">
          <text:p text:style-name="P41"><text:span text:style-name="T7">FSID 2</text:span></text:p>
          <text:p text:style-name="P41"><text:span text:style-name="T13">(Vol 1)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xml:id="id57" draw:id="id57" draw:layer="layout" svg:width="3cm" svg:height="1cm" svg:x="21cm" svg:y="2.5cm">
          <text:p text:style-name="P41"><text:span text:style-name="T7">FSID N</text:span></text:p>
          <text:p text:style-name="P41"><text:span text:style-name="T13">(Vol N)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xml:id="id54" draw:id="id54" draw:layer="layout" svg:width="10.5cm" svg:height="5.5cm" svg:x="14.9cm" svg:y="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10.5cm" svg:height="0.5cm" svg:x="14.9cm" svg:y="10.7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8cm" svg:y1="11.2cm" svg:x2="15.8cm" svg:y2="10.7cm">
          <text:p/>
        </draw:line>
        <draw:line draw:style-name="gr4" draw:text-style-name="P6" draw:layer="layout" svg:x1="15.2cm" svg:y1="11.2cm" svg:x2="15.2cm" svg:y2="10.7cm">
          <text:p/>
        </draw:line>
        <draw:line draw:style-name="gr4" draw:text-style-name="P6" draw:layer="layout" svg:x1="15.5cm" svg:y1="11.2cm" svg:x2="15.5cm" svg:y2="10.7cm">
          <text:p/>
        </draw:line>
        <draw:line draw:style-name="gr4" draw:text-style-name="P6" draw:layer="layout" svg:x1="16.7cm" svg:y1="11.2cm" svg:x2="16.7cm" svg:y2="10.7cm">
          <text:p/>
        </draw:line>
        <draw:line draw:style-name="gr4" draw:text-style-name="P6" draw:layer="layout" svg:x1="16.1cm" svg:y1="11.2cm" svg:x2="16.1cm" svg:y2="10.7cm">
          <text:p/>
        </draw:line>
        <draw:line draw:style-name="gr4" draw:text-style-name="P6" draw:layer="layout" svg:x1="16.4cm" svg:y1="11.2cm" svg:x2="16.4cm" svg:y2="10.7cm">
          <text:p/>
        </draw:line>
        <draw:line draw:style-name="gr4" draw:text-style-name="P6" draw:layer="layout" svg:x1="17.6cm" svg:y1="11.2cm" svg:x2="17.6cm" svg:y2="10.7cm">
          <text:p/>
        </draw:line>
        <draw:line draw:style-name="gr4" draw:text-style-name="P6" draw:layer="layout" svg:x1="17cm" svg:y1="11.2cm" svg:x2="17cm" svg:y2="10.7cm">
          <text:p/>
        </draw:line>
        <draw:line draw:style-name="gr4" draw:text-style-name="P6" draw:layer="layout" svg:x1="17.3cm" svg:y1="11.2cm" svg:x2="17.3cm" svg:y2="10.7cm">
          <text:p/>
        </draw:line>
        <draw:line draw:style-name="gr4" draw:text-style-name="P6" draw:layer="layout" svg:x1="18.5cm" svg:y1="11.2cm" svg:x2="18.5cm" svg:y2="10.7cm">
          <text:p/>
        </draw:line>
        <draw:line draw:style-name="gr4" draw:text-style-name="P6" draw:layer="layout" svg:x1="17.9cm" svg:y1="11.2cm" svg:x2="17.9cm" svg:y2="10.7cm">
          <text:p/>
        </draw:line>
        <draw:line draw:style-name="gr4" draw:text-style-name="P6" draw:layer="layout" svg:x1="18.2cm" svg:y1="11.2cm" svg:x2="18.2cm" svg:y2="10.7cm">
          <text:p/>
        </draw:line>
        <draw:line draw:style-name="gr4" draw:text-style-name="P6" draw:layer="layout" svg:x1="19.4cm" svg:y1="11.2cm" svg:x2="19.4cm" svg:y2="10.7cm">
          <text:p/>
        </draw:line>
        <draw:line draw:style-name="gr4" draw:text-style-name="P6" draw:layer="layout" svg:x1="18.8cm" svg:y1="11.2cm" svg:x2="18.8cm" svg:y2="10.7cm">
          <text:p/>
        </draw:line>
        <draw:line draw:style-name="gr4" draw:text-style-name="P6" draw:layer="layout" svg:x1="19.1cm" svg:y1="11.2cm" svg:x2="19.1cm" svg:y2="10.7cm">
          <text:p/>
        </draw:line>
        <draw:line draw:style-name="gr4" draw:text-style-name="P6" draw:layer="layout" svg:x1="20.3cm" svg:y1="11.2cm" svg:x2="20.3cm" svg:y2="10.7cm">
          <text:p/>
        </draw:line>
        <draw:line draw:style-name="gr4" draw:text-style-name="P6" draw:layer="layout" svg:x1="19.7cm" svg:y1="11.2cm" svg:x2="19.7cm" svg:y2="10.7cm">
          <text:p/>
        </draw:line>
        <draw:line draw:style-name="gr4" draw:text-style-name="P6" draw:layer="layout" svg:x1="20cm" svg:y1="11.2cm" svg:x2="20cm" svg:y2="10.7cm">
          <text:p/>
        </draw:line>
        <draw:line draw:style-name="gr4" draw:text-style-name="P6" draw:layer="layout" svg:x1="21.2cm" svg:y1="11.2cm" svg:x2="21.2cm" svg:y2="10.7cm">
          <text:p/>
        </draw:line>
        <draw:line draw:style-name="gr4" draw:text-style-name="P6" draw:layer="layout" svg:x1="20.6cm" svg:y1="11.2cm" svg:x2="20.6cm" svg:y2="10.7cm">
          <text:p/>
        </draw:line>
        <draw:line draw:style-name="gr4" draw:text-style-name="P6" draw:layer="layout" svg:x1="20.9cm" svg:y1="11.2cm" svg:x2="20.9cm" svg:y2="10.7cm">
          <text:p/>
        </draw:line>
        <draw:line draw:style-name="gr4" draw:text-style-name="P6" draw:layer="layout" svg:x1="22.1cm" svg:y1="11.2cm" svg:x2="22.1cm" svg:y2="10.7cm">
          <text:p/>
        </draw:line>
        <draw:line draw:style-name="gr4" draw:text-style-name="P6" draw:layer="layout" svg:x1="21.5cm" svg:y1="11.2cm" svg:x2="21.5cm" svg:y2="10.7cm">
          <text:p/>
        </draw:line>
        <draw:line draw:style-name="gr4" draw:text-style-name="P6" draw:layer="layout" svg:x1="21.8cm" svg:y1="11.2cm" svg:x2="21.8cm" svg:y2="10.7cm">
          <text:p/>
        </draw:line>
        <draw:line draw:style-name="gr4" draw:text-style-name="P6" draw:layer="layout" svg:x1="22.4cm" svg:y1="11.2cm" svg:x2="22.4cm" svg:y2="10.7cm">
          <text:p/>
        </draw:line>
        <draw:line draw:style-name="gr4" draw:text-style-name="P6" draw:layer="layout" svg:x1="23.3cm" svg:y1="11.2cm" svg:x2="23.3cm" svg:y2="10.7cm">
          <text:p/>
        </draw:line>
        <draw:line draw:style-name="gr4" draw:text-style-name="P6" draw:layer="layout" svg:x1="22.7cm" svg:y1="11.2cm" svg:x2="22.7cm" svg:y2="10.7cm">
          <text:p/>
        </draw:line>
        <draw:line draw:style-name="gr4" draw:text-style-name="P6" draw:layer="layout" svg:x1="23cm" svg:y1="11.2cm" svg:x2="23cm" svg:y2="10.7cm">
          <text:p/>
        </draw:line>
        <draw:line draw:style-name="gr4" draw:text-style-name="P6" draw:layer="layout" svg:x1="24.2cm" svg:y1="11.2cm" svg:x2="24.2cm" svg:y2="10.7cm">
          <text:p/>
        </draw:line>
        <draw:line draw:style-name="gr4" draw:text-style-name="P6" draw:layer="layout" svg:x1="23.6cm" svg:y1="11.2cm" svg:x2="23.6cm" svg:y2="10.7cm">
          <text:p/>
        </draw:line>
        <draw:line draw:style-name="gr4" draw:text-style-name="P6" draw:layer="layout" svg:x1="23.9cm" svg:y1="11.2cm" svg:x2="23.9cm" svg:y2="10.7cm">
          <text:p/>
        </draw:line>
        <draw:line draw:style-name="gr4" draw:text-style-name="P6" draw:layer="layout" svg:x1="25.1cm" svg:y1="11.2cm" svg:x2="25.1cm" svg:y2="10.7cm">
          <text:p/>
        </draw:line>
        <draw:line draw:style-name="gr4" draw:text-style-name="P6" draw:layer="layout" svg:x1="24.5cm" svg:y1="11.2cm" svg:x2="24.5cm" svg:y2="10.7cm">
          <text:p/>
        </draw:line>
        <draw:line draw:style-name="gr4" draw:text-style-name="P6" draw:layer="layout" svg:x1="24.8cm" svg:y1="11.2cm" svg:x2="24.8cm" svg:y2="10.7cm">
          <text:p/>
        </draw:line>
        <draw:custom-shape draw:style-name="gr68" draw:text-style-name="P44" draw:layer="layout" svg:width="0.5cm" svg:height="0.5cm" svg:x="16.2cm" svg:y="6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6.2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6.8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8.5cm" svg:y="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2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5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8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.1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.4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.7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3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7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9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20.2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20.5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3cm" svg:y="8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6cm" svg:y="8.8cm">
          <text:p/>
          <draw:enhanced-geometry svg:viewBox="0 0 21600 21600" draw:type="rectangle" draw:enhanced-path="M 0 0 L 21600 0 21600 21600 0 21600 0 0 Z N"/>
        </draw:custom-shape>
        <draw:frame draw:style-name="gr69" draw:text-style-name="P45" draw:layer="layout" svg:width="2.5cm" svg:height="0.489cm" svg:x="16.8cm" svg:y="6.7cm">
          <draw:text-box>
            <text:p><text:span text:style-name="T14">Inode file root</text:span></text:p>
          </draw:text-box>
        </draw:frame>
        <draw:frame draw:style-name="gr69" draw:text-style-name="P45" draw:layer="layout" svg:width="2.5cm" svg:height="0.489cm" svg:x="19cm" svg:y="7.401cm">
          <draw:text-box>
            <text:p><text:span text:style-name="T14">Inode file indirects</text:span></text:p>
          </draw:text-box>
        </draw:frame>
        <draw:frame draw:style-name="gr70" draw:text-style-name="P45" draw:layer="layout" svg:width="2.5cm" svg:height="0.965cm" svg:x="20.9cm" svg:y="8.602cm">
          <draw:text-box>
            <text:p><text:span text:style-name="T14">Inode file data, where actual inode root is located</text:span></text:p>
          </draw:text-box>
        </draw:frame>
        <draw:custom-shape draw:style-name="gr71" draw:text-style-name="P5" draw:layer="layout" svg:width="1cm" svg:height="0.5cm" svg:x="18.9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5" draw:layer="layout" svg:width="5.2cm" svg:height="0.499cm" svg:x="20.2cm" svg:y="10.201cm">
          <draw:text-box>
            <text:p><text:span text:style-name="T14">Logical flat space of inode roots stored in FSID</text:span></text:p>
          </draw:text-box>
        </draw:frame>
        <draw:connector draw:style-name="gr73" draw:text-style-name="P5" draw:layer="layout" svg:x1="6.3cm" svg:y1="3.5cm" svg:x2="8.55cm" svg:y2="6cm" draw:start-shape="id51" draw:start-glue-point="2" draw:end-shape="id52" draw:end-glue-point="0" svg:d="M6300 3500v1250h2250v1250" svg:viewBox="0 0 2251 2501">
          <text:p/>
        </draw:connector>
        <draw:connector draw:style-name="gr73" draw:text-style-name="P5" draw:layer="layout" svg:x1="9.5cm" svg:y1="3.5cm" svg:x2="20.15cm" svg:y2="6cm" draw:start-shape="id53" draw:start-glue-point="2" draw:end-shape="id54" draw:end-glue-point="0" svg:d="M9500 3500v1250h10650v1250" svg:viewBox="0 0 10651 2501">
          <text:p/>
        </draw:connector>
        <draw:connector draw:style-name="gr73" draw:text-style-name="P5" draw:layer="layout" svg:x1="3cm" svg:y1="3.5cm" svg:x2="1.5cm" svg:y2="6cm" draw:start-shape="id55" draw:start-glue-point="2" draw:end-shape="id56" draw:end-glue-point="0" svg:d="M3000 3500v1250h-1500v1250" svg:viewBox="0 0 1501 2501">
          <text:p/>
        </draw:connector>
        <draw:connector draw:style-name="gr73" draw:text-style-name="P5" draw:layer="layout" svg:x1="22.5cm" svg:y1="3.5cm" svg:x2="27.541cm" svg:y2="5.667cm" draw:start-shape="id57" draw:start-glue-point="2" svg:d="M22500 3500v1334h5041v833" svg:viewBox="0 0 5042 2168">
          <text:p/>
        </draw:connector>
        <draw:custom-shape draw:style-name="gr74" draw:text-style-name="P39" xml:id="id56" draw:id="id56" draw:layer="layout" svg:width="2cm" svg:height="5.5cm" svg:x="0.5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40" draw:layer="layout" svg:width="25.199cm" svg:height="1.129cm" svg:x="1.4cm" svg:y="0.8cm" presentation:class="title" presentation:user-transformed="true">
          <draw:text-box>
            <text:p><text:span text:style-name="T12">FSID Layout</text:span></text:p>
          </draw:text-box>
        </draw:frame>
        <draw:custom-shape draw:style-name="gr65" draw:text-style-name="P39" draw:layer="layout" svg:width="10.5cm" svg:height="5.5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10.5cm" svg:height="0.5cm" svg:x="1.4cm" svg:y="8.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3cm" svg:y1="8.6cm" svg:x2="2.3cm" svg:y2="8.1cm">
          <text:p/>
        </draw:line>
        <draw:line draw:style-name="gr4" draw:text-style-name="P6" draw:layer="layout" svg:x1="1.7cm" svg:y1="8.6cm" svg:x2="1.7cm" svg:y2="8.1cm">
          <text:p/>
        </draw:line>
        <draw:line draw:style-name="gr4" draw:text-style-name="P6" draw:layer="layout" svg:x1="2cm" svg:y1="8.6cm" svg:x2="2cm" svg:y2="8.1cm">
          <text:p/>
        </draw:line>
        <draw:line draw:style-name="gr4" draw:text-style-name="P6" draw:layer="layout" svg:x1="3.2cm" svg:y1="8.6cm" svg:x2="3.2cm" svg:y2="8.1cm">
          <text:p/>
        </draw:line>
        <draw:line draw:style-name="gr4" draw:text-style-name="P6" draw:layer="layout" svg:x1="2.6cm" svg:y1="8.6cm" svg:x2="2.6cm" svg:y2="8.1cm">
          <text:p/>
        </draw:line>
        <draw:line draw:style-name="gr4" draw:text-style-name="P6" draw:layer="layout" svg:x1="2.9cm" svg:y1="8.6cm" svg:x2="2.9cm" svg:y2="8.1cm">
          <text:p/>
        </draw:line>
        <draw:line draw:style-name="gr4" draw:text-style-name="P6" draw:layer="layout" svg:x1="4.1cm" svg:y1="8.6cm" svg:x2="4.1cm" svg:y2="8.1cm">
          <text:p/>
        </draw:line>
        <draw:line draw:style-name="gr4" draw:text-style-name="P6" draw:layer="layout" svg:x1="3.5cm" svg:y1="8.6cm" svg:x2="3.5cm" svg:y2="8.1cm">
          <text:p/>
        </draw:line>
        <draw:line draw:style-name="gr4" draw:text-style-name="P6" draw:layer="layout" svg:x1="3.8cm" svg:y1="8.6cm" svg:x2="3.8cm" svg:y2="8.1cm">
          <text:p/>
        </draw:line>
        <draw:line draw:style-name="gr4" draw:text-style-name="P6" draw:layer="layout" svg:x1="5cm" svg:y1="8.6cm" svg:x2="5cm" svg:y2="8.1cm">
          <text:p/>
        </draw:line>
        <draw:line draw:style-name="gr4" draw:text-style-name="P6" draw:layer="layout" svg:x1="4.4cm" svg:y1="8.6cm" svg:x2="4.4cm" svg:y2="8.1cm">
          <text:p/>
        </draw:line>
        <draw:line draw:style-name="gr4" draw:text-style-name="P6" draw:layer="layout" svg:x1="4.7cm" svg:y1="8.6cm" svg:x2="4.7cm" svg:y2="8.1cm">
          <text:p/>
        </draw:line>
        <draw:line draw:style-name="gr4" draw:text-style-name="P6" draw:layer="layout" svg:x1="5.9cm" svg:y1="8.6cm" svg:x2="5.9cm" svg:y2="8.1cm">
          <text:p/>
        </draw:line>
        <draw:line draw:style-name="gr4" draw:text-style-name="P6" draw:layer="layout" svg:x1="5.3cm" svg:y1="8.6cm" svg:x2="5.3cm" svg:y2="8.1cm">
          <text:p/>
        </draw:line>
        <draw:line draw:style-name="gr4" draw:text-style-name="P6" draw:layer="layout" svg:x1="5.6cm" svg:y1="8.6cm" svg:x2="5.6cm" svg:y2="8.1cm">
          <text:p/>
        </draw:line>
        <draw:line draw:style-name="gr4" draw:text-style-name="P6" draw:layer="layout" svg:x1="6.8cm" svg:y1="8.6cm" svg:x2="6.8cm" svg:y2="8.1cm">
          <text:p/>
        </draw:line>
        <draw:line draw:style-name="gr4" draw:text-style-name="P6" draw:layer="layout" svg:x1="6.2cm" svg:y1="8.6cm" svg:x2="6.2cm" svg:y2="8.1cm">
          <text:p/>
        </draw:line>
        <draw:line draw:style-name="gr4" draw:text-style-name="P6" draw:layer="layout" svg:x1="6.5cm" svg:y1="8.6cm" svg:x2="6.5cm" svg:y2="8.1cm">
          <text:p/>
        </draw:line>
        <draw:line draw:style-name="gr4" draw:text-style-name="P6" draw:layer="layout" svg:x1="7.7cm" svg:y1="8.6cm" svg:x2="7.7cm" svg:y2="8.1cm">
          <text:p/>
        </draw:line>
        <draw:line draw:style-name="gr4" draw:text-style-name="P6" draw:layer="layout" svg:x1="7.1cm" svg:y1="8.6cm" svg:x2="7.1cm" svg:y2="8.1cm">
          <text:p/>
        </draw:line>
        <draw:line draw:style-name="gr4" draw:text-style-name="P6" draw:layer="layout" svg:x1="7.4cm" svg:y1="8.6cm" svg:x2="7.4cm" svg:y2="8.1cm">
          <text:p/>
        </draw:line>
        <draw:line draw:style-name="gr4" draw:text-style-name="P6" draw:layer="layout" svg:x1="8.6cm" svg:y1="8.6cm" svg:x2="8.6cm" svg:y2="8.1cm">
          <text:p/>
        </draw:line>
        <draw:line draw:style-name="gr4" draw:text-style-name="P6" draw:layer="layout" svg:x1="8cm" svg:y1="8.6cm" svg:x2="8cm" svg:y2="8.1cm">
          <text:p/>
        </draw:line>
        <draw:line draw:style-name="gr4" draw:text-style-name="P6" draw:layer="layout" svg:x1="8.3cm" svg:y1="8.6cm" svg:x2="8.3cm" svg:y2="8.1cm">
          <text:p/>
        </draw:line>
        <draw:line draw:style-name="gr4" draw:text-style-name="P6" draw:layer="layout" svg:x1="8.9cm" svg:y1="8.6cm" svg:x2="8.9cm" svg:y2="8.1cm">
          <text:p/>
        </draw:line>
        <draw:line draw:style-name="gr4" draw:text-style-name="P6" draw:layer="layout" svg:x1="9.8cm" svg:y1="8.6cm" svg:x2="9.8cm" svg:y2="8.1cm">
          <text:p/>
        </draw:line>
        <draw:line draw:style-name="gr4" draw:text-style-name="P6" draw:layer="layout" svg:x1="9.2cm" svg:y1="8.6cm" svg:x2="9.2cm" svg:y2="8.1cm">
          <text:p/>
        </draw:line>
        <draw:line draw:style-name="gr4" draw:text-style-name="P6" draw:layer="layout" svg:x1="9.5cm" svg:y1="8.6cm" svg:x2="9.5cm" svg:y2="8.1cm">
          <text:p/>
        </draw:line>
        <draw:line draw:style-name="gr4" draw:text-style-name="P6" draw:layer="layout" svg:x1="10.7cm" svg:y1="8.6cm" svg:x2="10.7cm" svg:y2="8.1cm">
          <text:p/>
        </draw:line>
        <draw:line draw:style-name="gr4" draw:text-style-name="P6" draw:layer="layout" svg:x1="10.1cm" svg:y1="8.6cm" svg:x2="10.1cm" svg:y2="8.1cm">
          <text:p/>
        </draw:line>
        <draw:line draw:style-name="gr4" draw:text-style-name="P6" draw:layer="layout" svg:x1="10.4cm" svg:y1="8.6cm" svg:x2="10.4cm" svg:y2="8.1cm">
          <text:p/>
        </draw:line>
        <draw:line draw:style-name="gr4" draw:text-style-name="P6" draw:layer="layout" svg:x1="11.6cm" svg:y1="8.6cm" svg:x2="11.6cm" svg:y2="8.1cm">
          <text:p/>
        </draw:line>
        <draw:line draw:style-name="gr4" draw:text-style-name="P6" draw:layer="layout" svg:x1="11cm" svg:y1="8.6cm" svg:x2="11cm" svg:y2="8.1cm">
          <text:p/>
        </draw:line>
        <draw:line draw:style-name="gr4" draw:text-style-name="P6" draw:layer="layout" svg:x1="11.3cm" svg:y1="8.6cm" svg:x2="11.3cm" svg:y2="8.1cm">
          <text:p/>
        </draw:line>
        <draw:custom-shape draw:style-name="gr68" draw:text-style-name="P44" draw:layer="layout" svg:width="0.5cm" svg:height="0.5cm" svg:x="2.7cm" svg:y="4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2.7cm" svg:y="4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3.3cm" svg:y="4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5cm" svg:y="4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2.7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.3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.6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.9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2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5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8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2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4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7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7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7.3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5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8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1cm" svg:y="6.2cm">
          <text:p/>
          <draw:enhanced-geometry svg:viewBox="0 0 21600 21600" draw:type="rectangle" draw:enhanced-path="M 0 0 L 21600 0 21600 21600 0 21600 0 0 Z N"/>
        </draw:custom-shape>
        <draw:frame draw:style-name="gr69" draw:text-style-name="P45" draw:layer="layout" svg:width="2.5cm" svg:height="0.489cm" svg:x="3.3cm" svg:y="4.1cm">
          <draw:text-box>
            <text:p><text:span text:style-name="T14">Inode file root</text:span></text:p>
          </draw:text-box>
        </draw:frame>
        <draw:frame draw:style-name="gr69" draw:text-style-name="P45" draw:layer="layout" svg:width="2.5cm" svg:height="0.489cm" svg:x="5.5cm" svg:y="4.801cm">
          <draw:text-box>
            <text:p><text:span text:style-name="T14">Inode file indirects</text:span></text:p>
          </draw:text-box>
        </draw:frame>
        <draw:frame draw:style-name="gr70" draw:text-style-name="P45" draw:layer="layout" svg:width="2.5cm" svg:height="0.965cm" svg:x="7.4cm" svg:y="6.002cm">
          <draw:text-box>
            <text:p><text:span text:style-name="T14">Inode file data, where actual inode root is located</text:span></text:p>
          </draw:text-box>
        </draw:frame>
        <draw:custom-shape draw:style-name="gr71" draw:text-style-name="P5" draw:layer="layout" svg:width="1cm" svg:height="0.5cm" svg:x="5.4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5" draw:layer="layout" svg:width="5.2cm" svg:height="0.499cm" svg:x="6.7cm" svg:y="7.601cm">
          <draw:text-box>
            <text:p><text:span text:style-name="T14">Logical flat space of inode roots stored in FSID</text:span></text:p>
          </draw:text-box>
        </draw:frame>
        <draw:frame draw:style-name="gr75" draw:text-style-name="P46" draw:layer="layout" svg:width="4cm" svg:height="3.095cm" svg:x="7.9cm" svg:y="2.5cm">
          <draw:text-box>
            <text:p><text:span text:style-name="T15">FSID is a volume, and hence has an inode file which has the roots of all the inodes in this volume.</text:span></text:p>
          </draw:text-box>
        </draw:frame>
        <draw:custom-shape draw:style-name="gr76" draw:text-style-name="P48" xml:id="id58" draw:id="id58" draw:layer="layout" svg:width="2.5cm" svg:height="1.5cm" svg:x="4.5cm" svg:y="9.5cm">
          <text:p text:style-name="P47"><text:span text:style-name="T14">Root of inode tree</text:span></text:p>
          <text:p text:style-name="P47"><text:span text:style-name="T14"><text:s/></text:span><text:span text:style-name="T14">(represents a file on disk)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10.5cm" svg:height="5.5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10.5cm" svg:height="0.5cm" svg:x="1.4cm" svg:y="8.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3cm" svg:y1="8.6cm" svg:x2="2.3cm" svg:y2="8.1cm">
          <text:p/>
        </draw:line>
        <draw:line draw:style-name="gr4" draw:text-style-name="P6" draw:layer="layout" svg:x1="1.7cm" svg:y1="8.6cm" svg:x2="1.7cm" svg:y2="8.1cm">
          <text:p/>
        </draw:line>
        <draw:line draw:style-name="gr4" draw:text-style-name="P6" draw:layer="layout" svg:x1="2cm" svg:y1="8.6cm" svg:x2="2cm" svg:y2="8.1cm">
          <text:p/>
        </draw:line>
        <draw:line draw:style-name="gr4" draw:text-style-name="P6" draw:layer="layout" svg:x1="3.2cm" svg:y1="8.6cm" svg:x2="3.2cm" svg:y2="8.1cm">
          <text:p/>
        </draw:line>
        <draw:line draw:style-name="gr4" draw:text-style-name="P6" draw:layer="layout" svg:x1="2.6cm" svg:y1="8.6cm" svg:x2="2.6cm" svg:y2="8.1cm">
          <text:p/>
        </draw:line>
        <draw:line draw:style-name="gr4" draw:text-style-name="P6" draw:layer="layout" svg:x1="2.9cm" svg:y1="8.6cm" svg:x2="2.9cm" svg:y2="8.1cm">
          <text:p/>
        </draw:line>
        <draw:line draw:style-name="gr4" draw:text-style-name="P6" draw:layer="layout" svg:x1="4.1cm" svg:y1="8.6cm" svg:x2="4.1cm" svg:y2="8.1cm">
          <text:p/>
        </draw:line>
        <draw:line draw:style-name="gr4" draw:text-style-name="P6" draw:layer="layout" svg:x1="3.5cm" svg:y1="8.6cm" svg:x2="3.5cm" svg:y2="8.1cm">
          <text:p/>
        </draw:line>
        <draw:line draw:style-name="gr4" draw:text-style-name="P6" draw:layer="layout" svg:x1="3.8cm" svg:y1="8.6cm" svg:x2="3.8cm" svg:y2="8.1cm">
          <text:p/>
        </draw:line>
        <draw:line draw:style-name="gr4" draw:text-style-name="P6" draw:layer="layout" svg:x1="5cm" svg:y1="8.6cm" svg:x2="5cm" svg:y2="8.1cm">
          <text:p/>
        </draw:line>
        <draw:line draw:style-name="gr4" draw:text-style-name="P6" draw:layer="layout" svg:x1="4.4cm" svg:y1="8.6cm" svg:x2="4.4cm" svg:y2="8.1cm">
          <text:p/>
        </draw:line>
        <draw:line draw:style-name="gr4" draw:text-style-name="P6" xml:id="id60" draw:id="id60" draw:layer="layout" svg:x1="4.7cm" svg:y1="8.6cm" svg:x2="4.7cm" svg:y2="8.1cm">
          <text:p/>
        </draw:line>
        <draw:line draw:style-name="gr4" draw:text-style-name="P6" draw:layer="layout" svg:x1="5.9cm" svg:y1="8.6cm" svg:x2="5.9cm" svg:y2="8.1cm">
          <text:p/>
        </draw:line>
        <draw:line draw:style-name="gr4" draw:text-style-name="P6" draw:layer="layout" svg:x1="5.3cm" svg:y1="8.6cm" svg:x2="5.3cm" svg:y2="8.1cm">
          <text:p/>
        </draw:line>
        <draw:line draw:style-name="gr4" draw:text-style-name="P6" draw:layer="layout" svg:x1="5.6cm" svg:y1="8.6cm" svg:x2="5.6cm" svg:y2="8.1cm">
          <text:p/>
        </draw:line>
        <draw:line draw:style-name="gr4" draw:text-style-name="P6" draw:layer="layout" svg:x1="6.8cm" svg:y1="8.6cm" svg:x2="6.8cm" svg:y2="8.1cm">
          <text:p/>
        </draw:line>
        <draw:line draw:style-name="gr4" draw:text-style-name="P6" draw:layer="layout" svg:x1="6.2cm" svg:y1="8.6cm" svg:x2="6.2cm" svg:y2="8.1cm">
          <text:p/>
        </draw:line>
        <draw:line draw:style-name="gr4" draw:text-style-name="P6" draw:layer="layout" svg:x1="6.5cm" svg:y1="8.6cm" svg:x2="6.5cm" svg:y2="8.1cm">
          <text:p/>
        </draw:line>
        <draw:line draw:style-name="gr4" draw:text-style-name="P6" draw:layer="layout" svg:x1="7.7cm" svg:y1="8.6cm" svg:x2="7.7cm" svg:y2="8.1cm">
          <text:p/>
        </draw:line>
        <draw:line draw:style-name="gr4" draw:text-style-name="P6" draw:layer="layout" svg:x1="7.1cm" svg:y1="8.6cm" svg:x2="7.1cm" svg:y2="8.1cm">
          <text:p/>
        </draw:line>
        <draw:line draw:style-name="gr4" draw:text-style-name="P6" draw:layer="layout" svg:x1="7.4cm" svg:y1="8.6cm" svg:x2="7.4cm" svg:y2="8.1cm">
          <text:p/>
        </draw:line>
        <draw:line draw:style-name="gr4" draw:text-style-name="P6" draw:layer="layout" svg:x1="8.6cm" svg:y1="8.6cm" svg:x2="8.6cm" svg:y2="8.1cm">
          <text:p/>
        </draw:line>
        <draw:line draw:style-name="gr4" draw:text-style-name="P6" draw:layer="layout" svg:x1="8cm" svg:y1="8.6cm" svg:x2="8cm" svg:y2="8.1cm">
          <text:p/>
        </draw:line>
        <draw:line draw:style-name="gr4" draw:text-style-name="P6" draw:layer="layout" svg:x1="8.3cm" svg:y1="8.6cm" svg:x2="8.3cm" svg:y2="8.1cm">
          <text:p/>
        </draw:line>
        <draw:line draw:style-name="gr4" draw:text-style-name="P6" draw:layer="layout" svg:x1="8.9cm" svg:y1="8.6cm" svg:x2="8.9cm" svg:y2="8.1cm">
          <text:p/>
        </draw:line>
        <draw:line draw:style-name="gr4" draw:text-style-name="P6" draw:layer="layout" svg:x1="9.8cm" svg:y1="8.6cm" svg:x2="9.8cm" svg:y2="8.1cm">
          <text:p/>
        </draw:line>
        <draw:line draw:style-name="gr4" draw:text-style-name="P6" draw:layer="layout" svg:x1="9.2cm" svg:y1="8.6cm" svg:x2="9.2cm" svg:y2="8.1cm">
          <text:p/>
        </draw:line>
        <draw:line draw:style-name="gr4" draw:text-style-name="P6" draw:layer="layout" svg:x1="9.5cm" svg:y1="8.6cm" svg:x2="9.5cm" svg:y2="8.1cm">
          <text:p/>
        </draw:line>
        <draw:line draw:style-name="gr4" draw:text-style-name="P6" draw:layer="layout" svg:x1="10.7cm" svg:y1="8.6cm" svg:x2="10.7cm" svg:y2="8.1cm">
          <text:p/>
        </draw:line>
        <draw:line draw:style-name="gr4" draw:text-style-name="P6" draw:layer="layout" svg:x1="10.1cm" svg:y1="8.6cm" svg:x2="10.1cm" svg:y2="8.1cm">
          <text:p/>
        </draw:line>
        <draw:line draw:style-name="gr4" draw:text-style-name="P6" draw:layer="layout" svg:x1="10.4cm" svg:y1="8.6cm" svg:x2="10.4cm" svg:y2="8.1cm">
          <text:p/>
        </draw:line>
        <draw:line draw:style-name="gr4" draw:text-style-name="P6" draw:layer="layout" svg:x1="11.6cm" svg:y1="8.6cm" svg:x2="11.6cm" svg:y2="8.1cm">
          <text:p/>
        </draw:line>
        <draw:line draw:style-name="gr4" draw:text-style-name="P6" draw:layer="layout" svg:x1="11cm" svg:y1="8.6cm" svg:x2="11cm" svg:y2="8.1cm">
          <text:p/>
        </draw:line>
        <draw:line draw:style-name="gr4" draw:text-style-name="P6" draw:layer="layout" svg:x1="11.3cm" svg:y1="8.6cm" svg:x2="11.3cm" svg:y2="8.1cm">
          <text:p/>
        </draw:line>
        <draw:custom-shape draw:style-name="gr68" draw:text-style-name="P44" draw:layer="layout" svg:width="0.5cm" svg:height="0.5cm" svg:x="2.7cm" svg:y="4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2.7cm" svg:y="4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3.3cm" svg:y="4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5cm" svg:y="4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2.7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.3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.6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3.9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2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5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4.8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2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4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7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7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7.3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5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5.8cm" svg:y="6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6.1cm" svg:y="6.2cm">
          <text:p/>
          <draw:enhanced-geometry svg:viewBox="0 0 21600 21600" draw:type="rectangle" draw:enhanced-path="M 0 0 L 21600 0 21600 21600 0 21600 0 0 Z N"/>
        </draw:custom-shape>
        <draw:frame draw:style-name="gr69" draw:text-style-name="P45" draw:layer="layout" svg:width="2.5cm" svg:height="0.489cm" svg:x="3.3cm" svg:y="4.1cm">
          <draw:text-box>
            <text:p><text:span text:style-name="T14">Inode file root</text:span></text:p>
          </draw:text-box>
        </draw:frame>
        <draw:frame draw:style-name="gr69" draw:text-style-name="P45" draw:layer="layout" svg:width="2.5cm" svg:height="0.489cm" svg:x="5.5cm" svg:y="4.801cm">
          <draw:text-box>
            <text:p><text:span text:style-name="T14">Inode file indirects</text:span></text:p>
          </draw:text-box>
        </draw:frame>
        <draw:frame draw:style-name="gr70" draw:text-style-name="P45" draw:layer="layout" svg:width="2.5cm" svg:height="0.965cm" svg:x="7.4cm" svg:y="6.002cm">
          <draw:text-box>
            <text:p><text:span text:style-name="T14">Inode file data, where actual inode root is located</text:span></text:p>
          </draw:text-box>
        </draw:frame>
        <draw:custom-shape draw:style-name="gr71" draw:text-style-name="P5" draw:layer="layout" svg:width="1cm" svg:height="0.5cm" svg:x="5.4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5" draw:layer="layout" svg:width="5.2cm" svg:height="0.499cm" svg:x="6.7cm" svg:y="7.601cm">
          <draw:text-box>
            <text:p><text:span text:style-name="T14">Logical flat space of inode roots stored in FSID</text:span></text:p>
          </draw:text-box>
        </draw:frame>
        <draw:frame draw:style-name="gr57" draw:text-style-name="P46" draw:layer="layout" svg:width="4cm" svg:height="1.199cm" svg:x="7.9cm" svg:y="2.5cm">
          <draw:text-box>
            <text:p><text:span text:style-name="T16">FSID</text:span><text:span text:style-name="T15"> having an inode file.</text:span></text:p>
          </draw:text-box>
        </draw:frame>
        <draw:custom-shape draw:style-name="gr65" draw:text-style-name="P39" draw:layer="layout" svg:width="10.5cm" svg:height="5.5cm" svg:x="13.9cm" svg:y="9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10.5cm" svg:height="0.5cm" svg:x="14.9cm" svg:y="1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8cm" svg:y1="15.5cm" svg:x2="15.8cm" svg:y2="15cm">
          <text:p/>
        </draw:line>
        <draw:line draw:style-name="gr4" draw:text-style-name="P6" draw:layer="layout" svg:x1="15.2cm" svg:y1="15.5cm" svg:x2="15.2cm" svg:y2="15cm">
          <text:p/>
        </draw:line>
        <draw:line draw:style-name="gr4" draw:text-style-name="P6" draw:layer="layout" svg:x1="15.5cm" svg:y1="15.5cm" svg:x2="15.5cm" svg:y2="15cm">
          <text:p/>
        </draw:line>
        <draw:line draw:style-name="gr4" draw:text-style-name="P6" draw:layer="layout" svg:x1="16.7cm" svg:y1="15.5cm" svg:x2="16.7cm" svg:y2="15cm">
          <text:p/>
        </draw:line>
        <draw:line draw:style-name="gr4" draw:text-style-name="P6" draw:layer="layout" svg:x1="16.1cm" svg:y1="15.5cm" svg:x2="16.1cm" svg:y2="15cm">
          <text:p/>
        </draw:line>
        <draw:line draw:style-name="gr4" draw:text-style-name="P6" draw:layer="layout" svg:x1="16.4cm" svg:y1="15.5cm" svg:x2="16.4cm" svg:y2="15cm">
          <text:p/>
        </draw:line>
        <draw:line draw:style-name="gr4" draw:text-style-name="P6" draw:layer="layout" svg:x1="17.6cm" svg:y1="15.5cm" svg:x2="17.6cm" svg:y2="15cm">
          <text:p/>
        </draw:line>
        <draw:line draw:style-name="gr4" draw:text-style-name="P6" draw:layer="layout" svg:x1="17cm" svg:y1="15.5cm" svg:x2="17cm" svg:y2="15cm">
          <text:p/>
        </draw:line>
        <draw:line draw:style-name="gr4" draw:text-style-name="P6" draw:layer="layout" svg:x1="17.3cm" svg:y1="15.5cm" svg:x2="17.3cm" svg:y2="15cm">
          <text:p/>
        </draw:line>
        <draw:line draw:style-name="gr4" draw:text-style-name="P6" draw:layer="layout" svg:x1="18.5cm" svg:y1="15.5cm" svg:x2="18.5cm" svg:y2="15cm">
          <text:p/>
        </draw:line>
        <draw:line draw:style-name="gr4" draw:text-style-name="P6" draw:layer="layout" svg:x1="17.9cm" svg:y1="15.5cm" svg:x2="17.9cm" svg:y2="15cm">
          <text:p/>
        </draw:line>
        <draw:line draw:style-name="gr4" draw:text-style-name="P6" draw:layer="layout" svg:x1="18.2cm" svg:y1="15.5cm" svg:x2="18.2cm" svg:y2="15cm">
          <text:p/>
        </draw:line>
        <draw:line draw:style-name="gr4" draw:text-style-name="P6" draw:layer="layout" svg:x1="19.4cm" svg:y1="15.5cm" svg:x2="19.4cm" svg:y2="15cm">
          <text:p/>
        </draw:line>
        <draw:line draw:style-name="gr4" draw:text-style-name="P6" draw:layer="layout" svg:x1="18.8cm" svg:y1="15.5cm" svg:x2="18.8cm" svg:y2="15cm">
          <text:p/>
        </draw:line>
        <draw:line draw:style-name="gr4" draw:text-style-name="P6" draw:layer="layout" svg:x1="19.1cm" svg:y1="15.5cm" svg:x2="19.1cm" svg:y2="15cm">
          <text:p/>
        </draw:line>
        <draw:line draw:style-name="gr4" draw:text-style-name="P6" draw:layer="layout" svg:x1="20.3cm" svg:y1="15.5cm" svg:x2="20.3cm" svg:y2="15cm">
          <text:p/>
        </draw:line>
        <draw:line draw:style-name="gr4" draw:text-style-name="P6" draw:layer="layout" svg:x1="19.7cm" svg:y1="15.5cm" svg:x2="19.7cm" svg:y2="15cm">
          <text:p/>
        </draw:line>
        <draw:line draw:style-name="gr4" draw:text-style-name="P6" draw:layer="layout" svg:x1="20cm" svg:y1="15.5cm" svg:x2="20cm" svg:y2="15cm">
          <text:p/>
        </draw:line>
        <draw:line draw:style-name="gr4" draw:text-style-name="P6" draw:layer="layout" svg:x1="21.2cm" svg:y1="15.5cm" svg:x2="21.2cm" svg:y2="15cm">
          <text:p/>
        </draw:line>
        <draw:line draw:style-name="gr4" draw:text-style-name="P6" draw:layer="layout" svg:x1="20.6cm" svg:y1="15.5cm" svg:x2="20.6cm" svg:y2="15cm">
          <text:p/>
        </draw:line>
        <draw:line draw:style-name="gr4" draw:text-style-name="P6" draw:layer="layout" svg:x1="20.9cm" svg:y1="15.5cm" svg:x2="20.9cm" svg:y2="15cm">
          <text:p/>
        </draw:line>
        <draw:line draw:style-name="gr4" draw:text-style-name="P6" draw:layer="layout" svg:x1="22.1cm" svg:y1="15.5cm" svg:x2="22.1cm" svg:y2="15cm">
          <text:p/>
        </draw:line>
        <draw:line draw:style-name="gr4" draw:text-style-name="P6" draw:layer="layout" svg:x1="21.5cm" svg:y1="15.5cm" svg:x2="21.5cm" svg:y2="15cm">
          <text:p/>
        </draw:line>
        <draw:line draw:style-name="gr4" draw:text-style-name="P6" draw:layer="layout" svg:x1="21.8cm" svg:y1="15.5cm" svg:x2="21.8cm" svg:y2="15cm">
          <text:p/>
        </draw:line>
        <draw:line draw:style-name="gr4" draw:text-style-name="P6" draw:layer="layout" svg:x1="22.4cm" svg:y1="15.5cm" svg:x2="22.4cm" svg:y2="15cm">
          <text:p/>
        </draw:line>
        <draw:line draw:style-name="gr4" draw:text-style-name="P6" draw:layer="layout" svg:x1="23.3cm" svg:y1="15.5cm" svg:x2="23.3cm" svg:y2="15cm">
          <text:p/>
        </draw:line>
        <draw:line draw:style-name="gr4" draw:text-style-name="P6" draw:layer="layout" svg:x1="22.7cm" svg:y1="15.5cm" svg:x2="22.7cm" svg:y2="15cm">
          <text:p/>
        </draw:line>
        <draw:line draw:style-name="gr4" draw:text-style-name="P6" draw:layer="layout" svg:x1="23cm" svg:y1="15.5cm" svg:x2="23cm" svg:y2="15cm">
          <text:p/>
        </draw:line>
        <draw:line draw:style-name="gr4" draw:text-style-name="P6" draw:layer="layout" svg:x1="24.2cm" svg:y1="15.5cm" svg:x2="24.2cm" svg:y2="15cm">
          <text:p/>
        </draw:line>
        <draw:line draw:style-name="gr4" draw:text-style-name="P6" draw:layer="layout" svg:x1="23.6cm" svg:y1="15.5cm" svg:x2="23.6cm" svg:y2="15cm">
          <text:p/>
        </draw:line>
        <draw:line draw:style-name="gr4" draw:text-style-name="P6" draw:layer="layout" svg:x1="23.9cm" svg:y1="15.5cm" svg:x2="23.9cm" svg:y2="15cm">
          <text:p/>
        </draw:line>
        <draw:line draw:style-name="gr4" draw:text-style-name="P6" draw:layer="layout" svg:x1="25.1cm" svg:y1="15.5cm" svg:x2="25.1cm" svg:y2="15cm">
          <text:p/>
        </draw:line>
        <draw:line draw:style-name="gr4" draw:text-style-name="P6" draw:layer="layout" svg:x1="24.5cm" svg:y1="15.5cm" svg:x2="24.5cm" svg:y2="15cm">
          <text:p/>
        </draw:line>
        <draw:line draw:style-name="gr4" draw:text-style-name="P6" draw:layer="layout" svg:x1="24.8cm" svg:y1="15.5cm" svg:x2="24.8cm" svg:y2="15cm">
          <text:p/>
        </draw:line>
        <draw:custom-shape draw:style-name="gr68" draw:text-style-name="P44" draw:layer="layout" svg:width="0.5cm" svg:height="0.5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5.2cm" svg:y="11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5.8cm" svg:y="11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7.5cm" svg:y="11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5.2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5.5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5.8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1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4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7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.3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.7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9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2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5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8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3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6cm" svg:y="13.1cm">
          <text:p/>
          <draw:enhanced-geometry svg:viewBox="0 0 21600 21600" draw:type="rectangle" draw:enhanced-path="M 0 0 L 21600 0 21600 21600 0 21600 0 0 Z N"/>
        </draw:custom-shape>
        <draw:frame draw:style-name="gr69" draw:text-style-name="P45" draw:layer="layout" svg:width="2.5cm" svg:height="0.489cm" svg:x="15.8cm" svg:y="11cm">
          <draw:text-box>
            <text:p><text:span text:style-name="T14">Inode file root</text:span></text:p>
          </draw:text-box>
        </draw:frame>
        <draw:frame draw:style-name="gr69" draw:text-style-name="P45" draw:layer="layout" svg:width="2.5cm" svg:height="0.489cm" svg:x="18cm" svg:y="11.701cm">
          <draw:text-box>
            <text:p><text:span text:style-name="T14">Inode file indirects</text:span></text:p>
          </draw:text-box>
        </draw:frame>
        <draw:frame draw:style-name="gr70" draw:text-style-name="P45" draw:layer="layout" svg:width="2.5cm" svg:height="0.965cm" svg:x="19.9cm" svg:y="12.902cm">
          <draw:text-box>
            <text:p><text:span text:style-name="T14">Inode file data, where actual inode root is located</text:span></text:p>
          </draw:text-box>
        </draw:frame>
        <draw:custom-shape draw:style-name="gr71" draw:text-style-name="P5" draw:layer="layout" svg:width="1cm" svg:height="0.5cm" svg:x="17.9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5" draw:layer="layout" svg:width="5.2cm" svg:height="0.499cm" svg:x="19.2cm" svg:y="14.501cm">
          <draw:text-box>
            <text:p><text:span text:style-name="T14">Logical flat space of inode roots stored in FSID</text:span></text:p>
          </draw:text-box>
        </draw:frame>
        <draw:frame draw:style-name="gr75" draw:text-style-name="P46" draw:layer="layout" svg:width="4cm" svg:height="3.095cm" svg:x="20.4cm" svg:y="9.4cm">
          <draw:text-box>
            <text:p><text:span text:style-name="T15">FSID is a volume, and hence has an inode file which has the roots of all the inodes in this volume.</text:span></text:p>
          </draw:text-box>
        </draw:frame>
        <draw:custom-shape draw:style-name="gr77" draw:text-style-name="P49" xml:id="id59" draw:id="id59" draw:layer="layout" svg:width="12.6cm" svg:height="5.5cm" svg:x="13.9cm" svg:y="9.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0" draw:layer="layout" svg:width="10.5cm" svg:height="0.5cm" svg:x="14.9cm" svg:y="1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8cm" svg:y1="15.5cm" svg:x2="15.8cm" svg:y2="15cm">
          <text:p/>
        </draw:line>
        <draw:line draw:style-name="gr4" draw:text-style-name="P6" draw:layer="layout" svg:x1="15.2cm" svg:y1="15.5cm" svg:x2="15.2cm" svg:y2="15cm">
          <text:p/>
        </draw:line>
        <draw:line draw:style-name="gr4" draw:text-style-name="P6" draw:layer="layout" svg:x1="15.5cm" svg:y1="15.5cm" svg:x2="15.5cm" svg:y2="15cm">
          <text:p/>
        </draw:line>
        <draw:line draw:style-name="gr4" draw:text-style-name="P6" draw:layer="layout" svg:x1="16.7cm" svg:y1="15.5cm" svg:x2="16.7cm" svg:y2="15cm">
          <text:p/>
        </draw:line>
        <draw:line draw:style-name="gr4" draw:text-style-name="P6" draw:layer="layout" svg:x1="16.1cm" svg:y1="15.5cm" svg:x2="16.1cm" svg:y2="15cm">
          <text:p/>
        </draw:line>
        <draw:line draw:style-name="gr4" draw:text-style-name="P6" draw:layer="layout" svg:x1="16.4cm" svg:y1="15.5cm" svg:x2="16.4cm" svg:y2="15cm">
          <text:p/>
        </draw:line>
        <draw:line draw:style-name="gr4" draw:text-style-name="P6" draw:layer="layout" svg:x1="17.6cm" svg:y1="15.5cm" svg:x2="17.6cm" svg:y2="15cm">
          <text:p/>
        </draw:line>
        <draw:line draw:style-name="gr4" draw:text-style-name="P6" draw:layer="layout" svg:x1="17cm" svg:y1="15.5cm" svg:x2="17cm" svg:y2="15cm">
          <text:p/>
        </draw:line>
        <draw:line draw:style-name="gr4" draw:text-style-name="P6" draw:layer="layout" svg:x1="17.3cm" svg:y1="15.5cm" svg:x2="17.3cm" svg:y2="15cm">
          <text:p/>
        </draw:line>
        <draw:line draw:style-name="gr4" draw:text-style-name="P6" draw:layer="layout" svg:x1="18.5cm" svg:y1="15.5cm" svg:x2="18.5cm" svg:y2="15cm">
          <text:p/>
        </draw:line>
        <draw:line draw:style-name="gr4" draw:text-style-name="P6" draw:layer="layout" svg:x1="17.9cm" svg:y1="15.5cm" svg:x2="17.9cm" svg:y2="15cm">
          <text:p/>
        </draw:line>
        <draw:line draw:style-name="gr4" draw:text-style-name="P6" draw:layer="layout" svg:x1="18.2cm" svg:y1="15.5cm" svg:x2="18.2cm" svg:y2="15cm">
          <text:p/>
        </draw:line>
        <draw:line draw:style-name="gr4" draw:text-style-name="P6" draw:layer="layout" svg:x1="19.4cm" svg:y1="15.5cm" svg:x2="19.4cm" svg:y2="15cm">
          <text:p/>
        </draw:line>
        <draw:line draw:style-name="gr4" draw:text-style-name="P6" draw:layer="layout" svg:x1="18.8cm" svg:y1="15.5cm" svg:x2="18.8cm" svg:y2="15cm">
          <text:p/>
        </draw:line>
        <draw:line draw:style-name="gr4" draw:text-style-name="P6" draw:layer="layout" svg:x1="19.1cm" svg:y1="15.5cm" svg:x2="19.1cm" svg:y2="15cm">
          <text:p/>
        </draw:line>
        <draw:line draw:style-name="gr4" draw:text-style-name="P6" draw:layer="layout" svg:x1="20.3cm" svg:y1="15.5cm" svg:x2="20.3cm" svg:y2="15cm">
          <text:p/>
        </draw:line>
        <draw:line draw:style-name="gr4" draw:text-style-name="P6" draw:layer="layout" svg:x1="19.7cm" svg:y1="15.5cm" svg:x2="19.7cm" svg:y2="15cm">
          <text:p/>
        </draw:line>
        <draw:line draw:style-name="gr4" draw:text-style-name="P6" draw:layer="layout" svg:x1="20cm" svg:y1="15.5cm" svg:x2="20cm" svg:y2="15cm">
          <text:p/>
        </draw:line>
        <draw:line draw:style-name="gr4" draw:text-style-name="P6" draw:layer="layout" svg:x1="21.2cm" svg:y1="15.5cm" svg:x2="21.2cm" svg:y2="15cm">
          <text:p/>
        </draw:line>
        <draw:line draw:style-name="gr4" draw:text-style-name="P6" draw:layer="layout" svg:x1="20.6cm" svg:y1="15.5cm" svg:x2="20.6cm" svg:y2="15cm">
          <text:p/>
        </draw:line>
        <draw:line draw:style-name="gr4" draw:text-style-name="P6" draw:layer="layout" svg:x1="20.9cm" svg:y1="15.5cm" svg:x2="20.9cm" svg:y2="15cm">
          <text:p/>
        </draw:line>
        <draw:line draw:style-name="gr4" draw:text-style-name="P6" draw:layer="layout" svg:x1="22.1cm" svg:y1="15.5cm" svg:x2="22.1cm" svg:y2="15cm">
          <text:p/>
        </draw:line>
        <draw:line draw:style-name="gr4" draw:text-style-name="P6" draw:layer="layout" svg:x1="21.5cm" svg:y1="15.5cm" svg:x2="21.5cm" svg:y2="15cm">
          <text:p/>
        </draw:line>
        <draw:line draw:style-name="gr4" draw:text-style-name="P6" draw:layer="layout" svg:x1="21.8cm" svg:y1="15.5cm" svg:x2="21.8cm" svg:y2="15cm">
          <text:p/>
        </draw:line>
        <draw:line draw:style-name="gr4" draw:text-style-name="P6" draw:layer="layout" svg:x1="22.4cm" svg:y1="15.5cm" svg:x2="22.4cm" svg:y2="15cm">
          <text:p/>
        </draw:line>
        <draw:line draw:style-name="gr4" draw:text-style-name="P6" draw:layer="layout" svg:x1="23.3cm" svg:y1="15.5cm" svg:x2="23.3cm" svg:y2="15cm">
          <text:p/>
        </draw:line>
        <draw:line draw:style-name="gr4" draw:text-style-name="P6" draw:layer="layout" svg:x1="22.7cm" svg:y1="15.5cm" svg:x2="22.7cm" svg:y2="15cm">
          <text:p/>
        </draw:line>
        <draw:line draw:style-name="gr4" draw:text-style-name="P6" draw:layer="layout" svg:x1="23cm" svg:y1="15.5cm" svg:x2="23cm" svg:y2="15cm">
          <text:p/>
        </draw:line>
        <draw:line draw:style-name="gr4" draw:text-style-name="P6" draw:layer="layout" svg:x1="24.2cm" svg:y1="15.5cm" svg:x2="24.2cm" svg:y2="15cm">
          <text:p/>
        </draw:line>
        <draw:line draw:style-name="gr4" draw:text-style-name="P6" draw:layer="layout" svg:x1="23.6cm" svg:y1="15.5cm" svg:x2="23.6cm" svg:y2="15cm">
          <text:p/>
        </draw:line>
        <draw:line draw:style-name="gr4" draw:text-style-name="P6" draw:layer="layout" svg:x1="23.9cm" svg:y1="15.5cm" svg:x2="23.9cm" svg:y2="15cm">
          <text:p/>
        </draw:line>
        <draw:line draw:style-name="gr4" draw:text-style-name="P6" draw:layer="layout" svg:x1="25.1cm" svg:y1="15.5cm" svg:x2="25.1cm" svg:y2="15cm">
          <text:p/>
        </draw:line>
        <draw:line draw:style-name="gr4" draw:text-style-name="P6" draw:layer="layout" svg:x1="24.5cm" svg:y1="15.5cm" svg:x2="24.5cm" svg:y2="15cm">
          <text:p/>
        </draw:line>
        <draw:line draw:style-name="gr4" draw:text-style-name="P6" draw:layer="layout" svg:x1="24.8cm" svg:y1="15.5cm" svg:x2="24.8cm" svg:y2="15cm">
          <text:p/>
        </draw:line>
        <draw:custom-shape draw:style-name="gr68" draw:text-style-name="P44" draw:layer="layout" svg:width="0.5cm" svg:height="0.5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5.2cm" svg:y="11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5.8cm" svg:y="11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5cm" svg:height="0.5cm" svg:x="17.5cm" svg:y="11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5.2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5.5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5.8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1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4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6.7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.3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7.7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9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2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5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9.8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3cm" svg:y="13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0.2cm" svg:height="0.5cm" svg:x="18.6cm" svg:y="13.1cm">
          <text:p/>
          <draw:enhanced-geometry svg:viewBox="0 0 21600 21600" draw:type="rectangle" draw:enhanced-path="M 0 0 L 21600 0 21600 21600 0 21600 0 0 Z N"/>
        </draw:custom-shape>
        <draw:frame draw:style-name="gr69" draw:text-style-name="P45" draw:layer="layout" svg:width="2.5cm" svg:height="0.489cm" svg:x="15.8cm" svg:y="11cm">
          <draw:text-box>
            <text:p><text:span text:style-name="T14">Inode root</text:span></text:p>
          </draw:text-box>
        </draw:frame>
        <draw:frame draw:style-name="gr69" draw:text-style-name="P45" draw:layer="layout" svg:width="2.5cm" svg:height="0.489cm" svg:x="18cm" svg:y="11.701cm">
          <draw:text-box>
            <text:p><text:span text:style-name="T14">indirects</text:span></text:p>
          </draw:text-box>
        </draw:frame>
        <draw:frame draw:style-name="gr79" draw:text-style-name="P45" draw:layer="layout" svg:width="2.5cm" svg:height="1.203cm" svg:x="19.9cm" svg:y="12.902cm">
          <draw:text-box>
            <text:p><text:span text:style-name="T14">Inode file data, where actual file data is stored as visible to the user</text:span></text:p>
          </draw:text-box>
        </draw:frame>
        <draw:custom-shape draw:style-name="gr71" draw:text-style-name="P5" draw:layer="layout" svg:width="1cm" svg:height="0.5cm" svg:x="17.9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5" draw:layer="layout" svg:width="5.2cm" svg:height="0.499cm" svg:x="19.2cm" svg:y="14.501cm">
          <draw:text-box>
            <text:p><text:span text:style-name="T14">Logical flat space of file data</text:span></text:p>
          </draw:text-box>
        </draw:frame>
        <draw:frame draw:style-name="gr75" draw:text-style-name="P46" draw:layer="layout" svg:width="5.4cm" svg:height="3.095cm" svg:x="21cm" svg:y="9.5cm">
          <draw:text-box>
            <text:p><text:span text:style-name="T15">The file data is stored in the leaf nodes of an n-ary tree. The tree represents the inode and the root of this tree is stored in the inode file of the volume</text:span></text:p>
          </draw:text-box>
        </draw:frame>
        <draw:connector draw:style-name="gr73" draw:text-style-name="P5" draw:layer="layout" svg:x1="5.75cm" svg:y1="11cm" svg:x2="13.9cm" svg:y2="12.15cm" draw:start-shape="id58" draw:start-glue-point="2" draw:end-shape="id59" draw:end-glue-point="3" svg:d="M5750 11000v1150h8150" svg:viewBox="0 0 8151 1151">
          <text:p/>
        </draw:connector>
        <draw:connector draw:style-name="gr73" draw:text-style-name="P5" draw:layer="layout" svg:x1="4.7cm" svg:y1="8.6cm" svg:x2="5.75cm" svg:y2="9.5cm" draw:start-shape="id60" draw:start-glue-point="2" draw:end-shape="id58" draw:end-glue-point="0" svg:d="M4700 8600h1050v900" svg:viewBox="0 0 1051 901">
          <text:p/>
        </draw:connecto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21" draw:layer="layout" svg:width="25.199cm" svg:height="0.475cm" svg:x="1.4cm" svg:y="0.577cm" presentation:class="title" presentation:user-transformed="true">
          <draw:text-box>
            <text:p><text:span text:style-name="T7">Windows Storage Spaces /vs/ RedFS Storage Spaces</text:span></text:p>
          </draw:text-box>
        </draw:frame>
        <draw:frame draw:style-name="standard" draw:layer="layout" svg:width="20.243cm" svg:height="13.247cm" svg:x="3.118cm" svg:y="1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1" table:default-cell-style-name="ce3">
              <table:table-cell table:style-name="ce2"/>
              <table:table-cell>
                <text:p text:style-name="P50"><text:span text:style-name="T17">Windows Storage Spaces</text:span></text:p>
              </table:table-cell>
              <table:table-cell>
                <text:p text:style-name="P50"><text:span text:style-name="T17">REDFS Storage space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Aggregation method</text:span></text:p>
              </table:table-cell>
              <table:table-cell>
                <text:p text:style-name="P52"><text:span text:style-name="T18">Set of drives which constitute a ‘storage pool’</text:span></text:p>
              </table:table-cell>
              <table:table-cell>
                <text:p text:style-name="P52"><text:span text:style-name="T18">Set of files which constitute a ‘container’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Volumes/Drives</text:span></text:p>
              </table:table-cell>
              <table:table-cell>
                <text:p text:style-name="P52"><text:span text:style-name="T18">Virtual drives of fixed sizes can be created using the pool capacity</text:span></text:p>
              </table:table-cell>
              <table:table-cell>
                <text:p text:style-name="P52"><text:span text:style-name="T18">Volumes can be created using the container capacity.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Protection levels</text:span></text:p>
              </table:table-cell>
              <table:table-cell>
                <text:p text:style-name="P52"><text:span text:style-name="T18">No protection, mirror and RAID5</text:span></text:p>
              </table:table-cell>
              <table:table-cell>
                <text:p text:style-name="P52"><text:span text:style-name="T18">No protection, mirror and RAID5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File system</text:span></text:p>
              </table:table-cell>
              <table:table-cell>
                <text:p text:style-name="P52"><text:span text:style-name="T18">ReFS</text:span></text:p>
              </table:table-cell>
              <table:table-cell>
                <text:p text:style-name="P52"><text:span text:style-name="T18">RedF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Encryption</text:span></text:p>
              </table:table-cell>
              <table:table-cell>
                <text:p text:style-name="P52"><text:span text:style-name="T18">Using bit locker</text:span></text:p>
              </table:table-cell>
              <table:table-cell>
                <text:p text:style-name="P52"><text:span text:style-name="T18">-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Compression</text:span></text:p>
              </table:table-cell>
              <table:table-cell>
                <text:p text:style-name="P52"><text:span text:style-name="T18">-</text:span></text:p>
              </table:table-cell>
              <table:table-cell>
                <text:p text:style-name="P52"><text:span text:style-name="T18">-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Dedupe</text:span></text:p>
              </table:table-cell>
              <table:table-cell>
                <text:p text:style-name="P52"><text:span text:style-name="T18">-</text:span></text:p>
              </table:table-cell>
              <table:table-cell>
                <text:p text:style-name="P52"><text:span text:style-name="T18">Yes, at 8K block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Cloning volumes</text:span></text:p>
              </table:table-cell>
              <table:table-cell>
                <text:p text:style-name="P52"><text:span text:style-name="T18">-</text:span></text:p>
              </table:table-cell>
              <table:table-cell>
                <text:p text:style-name="P52"><text:span text:style-name="T18">Yes, Fast O(1) clone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Snapshots</text:span></text:p>
              </table:table-cell>
              <table:table-cell>
                <text:p text:style-name="P52"><text:span text:style-name="T18">-</text:span></text:p>
              </table:table-cell>
              <table:table-cell>
                <text:p text:style-name="P52"><text:span text:style-name="T18">Yes, Fast O(1) snapshot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Directory and file clones</text:span></text:p>
              </table:table-cell>
              <table:table-cell>
                <text:p text:style-name="P52"><text:span text:style-name="T18">-</text:span></text:p>
              </table:table-cell>
              <table:table-cell>
                <text:p text:style-name="P52"><text:span text:style-name="T18">Yes, O(1) file and O(n) dir clone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Cross volume dedupe</text:span></text:p>
              </table:table-cell>
              <table:table-cell>
                <text:p text:style-name="P52"><text:span text:style-name="T18">-</text:span></text:p>
              </table:table-cell>
              <table:table-cell>
                <text:p text:style-name="P52"><text:span text:style-name="T18">Yes, including cross volume file/dir clone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GUI</text:span></text:p>
              </table:table-cell>
              <table:table-cell>
                <text:p text:style-name="P52"><text:span text:style-name="T18">Basic</text:span></text:p>
              </table:table-cell>
              <table:table-cell>
                <text:p text:style-name="P52"><text:span text:style-name="T18">Yes, Web GUI, with more configuration options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Delta back up of local file systems</text:span></text:p>
              </table:table-cell>
              <table:table-cell>
                <text:p text:style-name="P52"><text:span text:style-name="T18">With external tools</text:span></text:p>
              </table:table-cell>
              <table:table-cell>
                <text:p text:style-name="P52"><text:span text:style-name="T18">Inbuilt into the system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Max Filesize/ Volume size</text:span></text:p>
              </table:table-cell>
              <table:table-cell>
                <text:p text:style-name="P52"><text:span text:style-name="T18">As big as the pool itself. As long as the capacity is configured.</text:span></text:p>
              </table:table-cell>
              <table:table-cell>
                <text:p text:style-name="P52"><text:span text:style-name="T18">128GB File &amp; 128 TB Volume Max.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18">File permissions, ACLs, streams etc</text:span></text:p>
              </table:table-cell>
              <table:table-cell>
                <text:p text:style-name="P52"><text:span text:style-name="T18">Good</text:span></text:p>
              </table:table-cell>
              <table:table-cell>
                <text:p text:style-name="P52"><text:span text:style-name="T18">-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Consolas1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5T08:17:37.963000000</meta:creation-date>
    <dc:date>2022-04-13T09:36:07.343000000</dc:date>
    <meta:editing-duration>P4DT10H39M23S</meta:editing-duration>
    <meta:editing-cycles>43</meta:editing-cycles>
    <meta:generator>LibreOffice/7.1.4.2$Windows_X86_64 LibreOffice_project/a529a4fab45b75fefc5b6226684193eb000654f6</meta:generator>
    <meta:document-statistic meta:object-count="781"/>
  </office:meta>
</office:document-meta>
</file>